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 svg:font-family="'Lucida Sans'" style:font-family-generic="swiss"/>
    <style:font-face style:name="Courier New" svg:font-family="'Courier New'" style:font-family-generic="modern" style:font-pitch="fixed"/>
    <style:font-face style:name="Times New Roman" svg:font-family="'Times New Roman',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style:writing-mode="lr-tb"/>
      <style:text-properties style:font-name="Arial"/>
    </style:style>
    <style:style style:name="P2" style:family="paragraph" style:parent-style-name="footer">
      <style:paragraph-properties fo:text-align="end" style:justify-single-word="false" style:writing-mode="lr-tb"/>
      <style:text-properties style:font-name="Arial"/>
    </style:style>
    <style:style style:name="P3" style:family="paragraph" style:parent-style-name="Standard">
      <style:text-properties style:font-name="Arial"/>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fo:text-align="center" style:justify-single-word="false"/>
      <style:text-properties style:font-name="Arial" fo:font-weight="bold" style:font-weight-asian="bold" style:font-weight-complex="bold"/>
    </style:style>
    <style:style style:name="P6" style:family="paragraph" style:parent-style-name="Standard" style:master-page-name="Standard">
      <style:paragraph-properties fo:text-align="center" style:justify-single-word="false" style:page-number="auto"/>
      <style:text-properties style:font-name="Arial" fo:font-weight="bold" style:font-weight-asian="bold" style:font-weight-complex="bold"/>
    </style:style>
    <style:style style:name="P7" style:family="paragraph" style:parent-style-name="Standard" style:list-style-name="RTF_5f_Num_20_16">
      <style:paragraph-properties fo:text-align="center" style:justify-single-word="false"/>
      <style:text-properties style:font-name="Arial" fo:font-weight="bold" style:font-weight-asian="bold" style:font-weight-complex="bold"/>
    </style:style>
    <style:style style:name="P8" style:family="paragraph" style:parent-style-name="Standard" style:list-style-name="RTF_5f_Num_20_16">
      <style:paragraph-properties fo:margin-left="-2.498cm" fo:margin-right="0cm" fo:text-indent="0cm" style:auto-text-indent="false"/>
      <style:text-properties style:font-name="Arial"/>
    </style:style>
    <style:style style:name="P9" style:family="paragraph" style:parent-style-name="Standard" style:list-style-name="RTF_5f_Num_20_16">
      <style:paragraph-properties fo:margin-left="-2.498cm" fo:margin-right="0cm" fo:text-indent="0cm" style:auto-text-indent="false"/>
    </style:style>
    <style:style style:name="P10" style:family="paragraph" style:parent-style-name="Standard" style:list-style-name="RTF_5f_Num_20_16">
      <style:paragraph-properties fo:margin-left="-8.742cm" fo:margin-right="0cm" fo:text-indent="0cm" style:auto-text-indent="false"/>
      <style:text-properties style:font-name="Arial"/>
    </style:style>
    <style:style style:name="P11" style:family="paragraph" style:parent-style-name="Standard" style:list-style-name="RTF_5f_Num_20_16">
      <style:paragraph-properties fo:margin-left="-9.991cm" fo:margin-right="0cm" fo:text-indent="0cm" style:auto-text-indent="false"/>
      <style:text-properties style:font-name="Arial"/>
    </style:style>
    <style:style style:name="T1" style:family="text">
      <style:text-properties fo:language="en" fo:country="US"/>
    </style:style>
    <style:style style:name="T2" style:family="text">
      <style:text-properties fo:color="#ff0000"/>
    </style:style>
    <style:style style:name="T3" style:family="text">
      <style:text-properties fo:color="#ff0000" style:font-name="Arial" fo:font-size="12pt" fo:font-weight="bold" style:font-size-asian="12pt" style:font-weight-asian="bold" style:font-size-complex="12pt" style:font-weight-complex="bold"/>
    </style:style>
    <style:style style:name="T4" style:family="text">
      <style:text-properties fo:color="#7030a0"/>
    </style:style>
    <style:style style:name="T5" style:family="text">
      <style:text-properties fo:color="#7030a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0000ff" style:font-name="Arial" fo:font-size="12pt" fo:language="en" fo:country="US" style:text-underline-style="solid" style:text-underline-width="auto" style:text-underline-color="font-color" style:font-size-asian="12pt" style:font-size-complex="12pt"/>
    </style:style>
    <style:style style:name="T10" style:family="text">
      <style:text-properties fo:color="#0000ff" style:font-name="Arial" fo:font-size="12pt" style:text-underline-style="solid" style:text-underline-width="auto" style:text-underline-color="font-color" style:font-size-asian="12pt" style:font-size-complex="12pt"/>
    </style:style>
    <style:style style:name="T11" style:family="text">
      <style:text-properties fo:color="#00b0f0"/>
    </style:style>
    <style:style style:name="T12" style:family="text">
      <style:text-properties fo:color="#00b0f0" style:font-name="Arial" fo:font-size="12pt" style:font-size-asian="12pt" style:font-size-complex="12pt"/>
    </style:style>
    <style:style style:name="T13" style:family="text">
      <style:text-properties fo:color="#000000"/>
    </style:style>
    <style:style style:name="T14" style:family="text">
      <style:text-properties style:use-window-font-color="true" style:font-name="Arial"/>
    </style:style>
    <style:style style:name="T15" style:family="text">
      <style:text-properties fo:language="zxx" fo:country="none" style:language-asian="zxx" style:country-asian="none"/>
    </style:style>
    <style:style style:name="T16" style:family="text">
      <style:text-properties style:font-name="Arial"/>
    </style:style>
    <style:style style:name="T17" style:family="text">
      <style:text-properties style:font-name="Arial" fo:font-size="12pt" fo:font-weight="bold" style:font-size-asian="12pt" style:font-weight-asian="bold" style:font-size-complex="12pt" style:font-weight-complex="bold"/>
    </style:style>
    <style:style style:name="T18" style:family="text">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OLE_LINK5"/>ДОГОВОР</text:p>
      <text:p text:style-name="P5">об использовании онлайн сервиса «Безопасная Сделка» </text:p>
      <text:p text:style-name="P5">№ {$num_bs} от {$date_reserve}</text:p>
      <text:p text:style-name="P3"/>
      <text:p text:style-name="P4"><text:tab/>Настоящая Оферта является предложением ООО «Ваан» на заключение с лицами, указанными в настоящей Оферте, и являющимися Заказчиком и Исполнителем, как они определены ниже, Договора на условиях, изложенных в настоящей Оферте. Акцепт Оферты осуществляется в порядке, предусмотренном в настоящей Оферте. Акцепт Оферты Заказчиком и Исполнителем означает, что Заказчик и Исполнитель согласны со всеми положениями настоящей Оферты без каких-либо изъятий или ограничений, и равносилен заключению Договора на условиях, изложенных в настоящей Оферте.</text:p>
      <text:p text:style-name="P4"/>
      <text:p text:style-name="P4"><text:tab/>Общество предлагает Заказчику и Исполнителю заключить Договор о предоставлении онлайн сервиса «Безопасная Сделка» на следующих условиях:</text:p>
      <text:p text:style-name="P3"/>
      <text:p text:style-name="P3">Настоящий Договор об использовании онлайн сервиса «Безопасная сделка», далее также – Договор или настоящий Договор, заключен между: </text:p>
      <text:p text:style-name="P3">ООО «Ваан», место нахождения: 125040, Москва, улица Нижняя, дом 14, корпус 1, ОГРН 5067847040421, ИНН 7805399430, далее также Общество;</text:p>
      <text:p text:style-name="P3">лицом, являющимся Заказчиком, как оно определено ниже, далее также Заказчик, акцептовавший Оферту в порядке, предусмотренном настоящим Договором; </text:p>
      <text:p text:style-name="P3">и лицом, являющимся Исполнителем, как оно определено ниже, далее также Исполнитель, акцептовавший Оферту в порядке, предусмотренном настоящим Договором;</text:p>
      <text:p text:style-name="P3">далее совместно именуемыми Стороны, а по отдельности – Сторона, </text:p>
      <text:p text:style-name="P3"><text:bookmark-end text:name="OLE_LINK5"/></text:p>
      <text:p text:style-name="P3">принимая во внимание положения ст. ст. 421 и 329 ГК РФ, а также учитывая, что между Заказчиком и Исполнителем при помощи Сайта заключено Соглашение, как оно определено ниже; </text:p>
      <text:p text:style-name="P3">и принимая во внимание, что Заказчик и Исполнитель заинтересованы в обеспечении исполнения взаимных встречных обязательств в связи с заключенным между ними Соглашением, а Общество в качестве независимого лица готово содействовать им в обеспечении исполнения таких обязательств способами, в порядке и объеме, предусмотренными настоящим Договором путем предоставления онлайн сервиса «Безопасная<text:span text:style-name="T6"> </text:span>Сделка».</text:p>
      <text:p text:style-name="P3"/>
      <text:list xml:id="list9102773268880528916" text:style-name="RTF_5f_Num_20_16">
        <text:list-item>
          <text:p text:style-name="P7">Термины и определения</text:p>
        </text:list-item>
      </text:list>
      <text:p text:style-name="P3"/>
      <text:list xml:id="list1766812567" text:continue-numbering="true" text:style-name="RTF_5f_Num_20_16">
        <text:list-item>
          <text:list>
            <text:list-item>
              <text:p text:style-name="P8"><text:span text:style-name="T6">Адрес электронной почты</text:span> – адрес электронной почты Заказчика или Исполнителя, указанный соответственно Заказчиком и Исполнителем <text:s/>при регистрации на Сайте в разделе «Основные настройки», по которому Заказчик и Исполнитель инструктируют Общество вести переписку и/или обмен документами в связи с Соглашением и Договором.</text:p>
            </text:list-item>
            <text:list-item>
              <text:p text:style-name="P8"><text:span text:style-name="T6">Аналог собственноручной подписи </text:span><text:s/>– введение корректной комбинации Логина и Пароля, используемых Заказчиком или Исполнителем на Защищенных страницы Сайта, и последующие действия на Защищенных страницах Сайта, введение направленного Заказчику или Исполнителю одноразового аутентификационного кода на Защищенных страницах Сайта, а также нажатие <text:soft-page-break/>кнопки «Предложить заказ», «Подтвердить заказ», «Зарезервировать», «Обратиться в арбитраж», «Завершить сотрудничество», «Закрыть заказ» и иных кнопок в связи с функционированием онлайн сервиса «Безопасная сделка».</text:p>
            </text:list-item>
            <text:list-item>
              <text:p text:style-name="P9"><text:span text:style-name="T17">«Безопасная Сделка»</text:span><text:span text:style-name="T3"> </text:span><text:span text:style-name="T18">— онлайн сервис, доступный на Сайте, более подробная информация о котором содержится на Сайте в сети Интернет по адресу: </text:span><text:a xlink:type="simple" xlink:href="http://feedback.fl.ru/topic/483811-/"><text:span text:style-name="T9">http://feedback.fl.ru/topic/483811-/</text:span></text:a><text:span text:style-name="T18">. Для начала использования онлайн сервиса «Безопасная сделка» Общество предлагает Заказчику и Исполнителю акцептовать настоящую Оферту.</text:span></text:p>
            </text:list-item>
            <text:list-item>
              <text:p text:style-name="P8"><text:span text:style-name="T6">Вознаграждение</text:span> <text:span text:style-name="T6">Общества</text:span> — плата, причитающаяся Обществу за предоставление онлайн сервиса «Безопасная Сделка», а именно: за оказание услуг, предусмотренных п. 2.2. настоящего Договора. Размер и порядок уплаты вознаграждения Общества определяется настоящим Договором и Тарифами.</text:p>
            </text:list-item>
            <text:list-item>
              <text:p text:style-name="P8"><text:span text:style-name="T6">Договор</text:span> — означает настоящий Договор;</text:p>
            </text:list-item>
            <text:list-item>
              <text:p text:style-name="P8"><text:span text:style-name="T6">Заказчик</text:span> – пользователь Сайта, зарегистрированный на Сайте в качестве Заказчика, заключивший с Исполнителем Соглашение, используя Защищенные страницы Сайта. Заказчиком может быть полностью дееспособное физическое лицо, достигшее восемнадцатилетнего возраста, резидент Российской Федерации или нерезидент Российской Федерации, а также индивидуальный предприниматель, зарегистрированный в соответствии с законодательством Российской Федерации или любого иного государства, или юридическое лицо, созданное в соответствии с законодательством Российской Федерации или любого иного государства.</text:p>
            </text:list-item>
            <text:list-item>
              <text:p text:style-name="P8"><text:span text:style-name="T6">Зарезервированная сумма</text:span><text:span text:style-name="T5"> </text:span>— денежная сумма, соответствующая Стоимости Работы, которая перечисляется Заказчиком Обществу для последующего Осуществления выплаты Стоимости Работы (в том числе соразмерно уменьшенной) Исполнителю в случаях, предусмотренных Договором.</text:p>
            </text:list-item>
            <text:list-item>
              <text:p text:style-name="P8"><text:span text:style-name="T8">Защищенные страницы Сайта</text:span><text:span text:style-name="T7"> — страницы онлайн сервиса Сайта «Безопасная сделка», доступ к которым возможен только при вводе Заказчиком или Исполнителем Логина и Пароля;</text:span></text:p>
            </text:list-item>
            <text:list-item>
              <text:p text:style-name="P8"><text:span text:style-name="T6">Исполнитель</text:span> — пользователь Сайта, зарегистрированный на Сайте в качестве Фрилансера, заключивший с Заказчиком Соглашение. Исполнителем может быть полностью дееспособное физическое лицо, достигшее восемнадцатилетнего возраста, резидент Российской Федерации или нерезидентом Российской Федерации, а также индивидуальный предприниматель, зарегистрированный в соответствии с законодательством Российской Федерации или любого иного государства, или юридическое лицо, созданное в соответствии с законодательством Российской Федерации или любого иного государства;</text:p>
            </text:list-item>
            <text:list-item>
              <text:p text:style-name="P8"><text:span text:style-name="T6">Логин</text:span> — уникальное имя Заказчика или Исполнителя, используемое им на Сайте в целях доступа к Защищенным страницам Сайта;</text:p>
            </text:list-item>
            <text:list-item>
              <text:p text:style-name="P9"><text:span text:style-name="T17">Оферта</text:span><text:span text:style-name="T18"> — настоящее предложение Общества, сделанное Заказчику и Исполнителю при помощи программно-технических средств Сайта, о заключении настоящего Договора на условиях, указанных в Оферте. Текст Оферты размещен на Сайте в сети Интернет по адресу:<text:line-break/></text:span><text:a xlink:type="simple" xlink:href="http://st.fl.ru/about/documents/reserve_offer_contract.pdf"><text:span text:style-name="T10">http://st.fl.ru/about/documents/reserve_offer_contract.pdf</text:span></text:a><text:span text:style-name="T18">.</text:span></text:p>
            </text:list-item>
            <text:list-item>
              <text:p text:style-name="P8"><text:span text:style-name="T6">Осуществление возврата Зарезервированной суммы</text:span> — принятие Обществом необходимых и зависящих от него мер для того, чтобы Зарезервированная сумма (либо ее часть) в случаях, предусмотренных Договором и Соглашением, была возвращена Заказчику обслуживающим банком/иной платежной системой (платежным агентом) с участием или без такового третьих лиц.</text:p>
            </text:list-item>
            <text:list-item>
              <text:p text:style-name="P8"><text:soft-page-break/><text:s/><text:span text:style-name="T6">Осуществление выплаты Стоимости Работы - </text:span>принятие Обществом как Агентом Заказчика в соответствии с п. 2.2.2. настоящего Договора необходимых и зависящих от него мер для того, чтобы Стоимость Работы, указанная в Техническом задании, в случаях, предусмотренных Соглашением и Договором, была перечислена Исполнителю обслуживающим банком/иной платежной системой (платежным агентом) с участием или без такового третьих лиц.</text:p>
            </text:list-item>
            <text:list-item>
              <text:p text:style-name="P8"><text:span text:style-name="T6">Осуществление выплаты соразмерно уменьшенной Стоимости Работы -</text:span> принятие Обществом как Агентом Заказчика в соответствии с п. 2.2.2. настоящего Договора <text:s/>необходимых и зависящих от него мер для того, чтобы в случаях, предусмотренных Соглашением и Договором, Стоимость Работы, соразмерно уменьшенная в соответствии с решением, принятым по результатам обращения Заказчика и (или) Исполнителя, была перечислена Исполнителю обслуживающим банком/иной платежной системой (платежным агентом) с участием или без такового третьих лиц.</text:p>
            </text:list-item>
            <text:list-item>
              <text:p text:style-name="P8"><text:span text:style-name="T6">Пароль</text:span> — сочетание букв, цифр и символов, уникальное для Логина, позволяющее при одновременном вводе с Логином войти на Защищенные страницы Сайта.</text:p>
            </text:list-item>
            <text:list-item>
              <text:p text:style-name="P9"><text:span text:style-name="T17">Пользовательское соглашение </text:span><text:span text:style-name="T18">— соглашение об условиях пользования Сайтом, заключенное между пользователями Сайта и Обществом. Текст Пользовательского соглашения размещен по адресу: </text:span><text:a xlink:type="simple" xlink:href="http://www.fl.ru/about/offer/"><text:span text:style-name="T10">http://www.fl.ru/about/offer/</text:span></text:a><text:span text:style-name="T18">.</text:span></text:p>
            </text:list-item>
            <text:list-item>
              <text:p text:style-name="P8"><text:span text:style-name="T6">Работа</text:span> — дизайнерские, художественные, маркетинговые, рекламные, редакторские работы и/или услуги, работы и/или<text:span text:style-name="T2"> </text:span>услуги по созданию произведений в области литературы, искусства, фотографии, Интернет-технологий и программирования, услуги по переводу, иные работы и/или услуги, выполняемые и оказываемые Исполнителем в рамках Соглашения в соответствии с Техническим заданием.</text:p>
            </text:list-item>
            <text:list-item>
              <text:p text:style-name="P8"><text:span text:style-name="T6">Резервирование денежных средств — </text:span>перечисление Заказчиком Обществу в полном объеме Зарезервированной суммы. </text:p>
            </text:list-item>
            <text:list-item>
              <text:p text:style-name="P9"><text:span text:style-name="T17">Сайт</text:span><text:span text:style-name="T18"> – совокупность программных и аппаратных средств для ЭВМ, обеспечивающих публикацию для обозрения информации и данных, объединенных общим целевым назначением, посредством технических средств, применяемых для связи между ЭВМ в сети Интернет. Сайт доступен по уникальному электронному адресу или его буквенному обозначению. Под Сайтом в Договоре понимается Сайт, расположенный в сети Интернет по адресу: </text:span><text:a xlink:type="simple" xlink:href="https://www.fl.ru/"><text:span text:style-name="T9">https://www.fl.ru</text:span></text:a><text:span text:style-name="T18">.</text:span></text:p>
            </text:list-item>
            <text:list-item>
              <text:p text:style-name="P9"><text:span text:style-name="T17">Соглашение</text:span><text:span text:style-name="T18"> — соглашение о выполнении работ и/или оказании услуг, заключенное между Исполнителем и Заказчиком при помощи программно-технических средств Сайта, неотъемлемой частью которого является Техническое задание. Текст Соглашения размещен на Сайте в сети Интернет по адресу: </text:span><text:a xlink:type="simple" xlink:href="http://st.fl.ru/about/documents/reserve_offer_agreement.pdf"><text:span text:style-name="T10">http://st.fl.ru/about/documents/reserve_offer_agreement.pdf</text:span></text:a><text:span text:style-name="T18">.</text:span><text:span text:style-name="T12"> </text:span></text:p>
            </text:list-item>
            <text:list-item>
              <text:p text:style-name="P8"><text:span text:style-name="T6">Способ оплаты</text:span> – любой из возможных и доступных для выбора на Сайте применительно к «Безопасной сделке» способов Резервирования денежных средств, Осуществления возврата Зарезервированной суммы Заказчику (ее части), Осуществления выплаты Стоимости Работы (в том числе соразмерно уменьшенной) Исполнителю.</text:p>
            </text:list-item>
            <text:list-item>
              <text:p text:style-name="P8"><text:span text:style-name="T6">Стоимость Работы</text:span> — цена Работы, выраженная исключительно в рублях Российской Федерации, которая изначально была согласована Заказчиком и Исполнителем в Техническом задании. <text:bookmark-start text:name="_Ref251779910"/></text:p>
            </text:list-item>
            <text:list-item>
              <text:p text:style-name="P8"><text:span text:style-name="T6">Тарифы</text:span> — система цен и ставок, исходя из которой рассчитывается Вознаграждение Общества, являющаяся неотъемлемой частью настоящего Договора<text:bookmark-end text:name="_Ref251779910"/>.</text:p>
            </text:list-item>
            <text:list-item>
              <text:p text:style-name="P8"><text:soft-page-break/><text:span text:style-name="T6">Техническое задание</text:span> — совокупность договоренностей Заказчика и Исполнителя применительно к предмету и условиям выполнения Работы Исполнителем в рамках Соглашения, оформленное при помощи программно-технических средств Сайта. Техническое задание должно содержать описание Работы, достаточное для ее выполнения, Стоимость Работы, срок выполнения Работы, иные условия выполнения Работы, имеющие существенное значение для Заказчика. Техническое задание является неотъемлемой частью Соглашения.</text:p>
            </text:list-item>
          </text:list>
        </text:list-item>
      </text:list>
      <text:p text:style-name="P3"/>
      <text:list xml:id="list1298256039" text:continue-numbering="true" text:style-name="RTF_5f_Num_20_16">
        <text:list-item>
          <text:p text:style-name="P7"><text:span text:style-name="T1">Предмет </text:span>Д<text:span text:style-name="T1">оговора</text:span></text:p>
        </text:list-item>
      </text:list>
      <text:p text:style-name="P3"/>
      <text:list xml:id="list1091223492" text:continue-numbering="true" text:style-name="RTF_5f_Num_20_16">
        <text:list-item>
          <text:list>
            <text:list-item>
              <text:p text:style-name="P8">Настоящий Договор оформляет правовые отношения, возникающие между Заказчиком, Исполнителем и Обществом в связи с использованием онлайн сервиса «Безопасная Сделка»<text:span text:style-name="T4"> </text:span>применительно к Соглашению, ранее заключенном Заказчиком и Исполнителем через Защищенные страницы Сайта. </text:p>
            </text:list-item>
            <text:list-item>
              <text:p text:style-name="P8"><text:s/>Общество обязуется оказать<text:span text:style-name="T4"> </text:span>за вознаграждение следующие виды услуг:</text:p>
              <text:list>
                <text:list-item>
                  <text:p text:style-name="P10">Обеспечение возможности информационно-технологического взаимодействия между Заказчиком и Исполнителем в рамках онлайн сервиса «Безопасная сделка» посредством Защищенных страниц Сайта; </text:p>
                </text:list-item>
                <text:list-item>
                  <text:p text:style-name="P10">Агентские услуги Заказчику, заключающиеся в совершении от своего имени, но за счет Заказчика юридических и фактических действий по исполнению обязанностей, принятых на себя Заказчиком при заключении с Исполнителем Соглашения, а именно: обязанности по перечислению оплаты за результат выполненной Исполнителем Работы; </text:p>
                </text:list-item>
                <text:list-item>
                  <text:p text:style-name="P10">Услуги по проведению независимого и объективного анализа результата Работы в случае обращения к Обществу Заказчика и (или) Исполнителя в порядке, предусмотренном разделом 6 настоящего Договора. </text:p>
                </text:list-item>
              </text:list>
            </text:list-item>
            <text:list-item>
              <text:p text:style-name="P8">Настоящим Заказчик и Исполнитель также наделяют Общество в случае выбора того или иного Способа оплаты всеми соответствующими правами и полномочиями, необходимыми для того, чтобы реализовать такой Способ оплаты. </text:p>
            </text:list-item>
            <text:list-item>
              <text:p text:style-name="P8">Общество вправе для оказания услуг, предусмотренных п. 2.2 Договора, привлекать третьих лиц без предварительного получения на то согласия остальных Сторон настоящего Договора.</text:p>
            </text:list-item>
            <text:list-item>
              <text:p text:style-name="P8">Услуги, предусмотренные в п. 2.2. Договора, оказываются в течение одного года с момента заключения настоящего Договора, если только услуги Общества не будут оказаны раньше в соответствии с п.п. 9.1 - 9.4 Договора. </text:p>
            </text:list-item>
          </text:list>
        </text:list-item>
      </text:list>
      <text:p text:style-name="P3"/>
      <text:list xml:id="list418714203" text:continue-numbering="true" text:style-name="RTF_5f_Num_20_16">
        <text:list-item>
          <text:p text:style-name="P7"><text:bookmark-start text:name="_Ref251251102"/>Резервирование денежных средств<text:bookmark-end text:name="_Ref251251102"/></text:p>
        </text:list-item>
      </text:list>
      <text:p text:style-name="P3"/>
      <text:list xml:id="list1909011788" text:continue-numbering="true" text:style-name="RTF_5f_Num_20_16">
        <text:list-item>
          <text:list>
            <text:list-item>
              <text:p text:style-name="P8">Стороны соглашаются, что в целях обеспечения исполнения взаимных обязательств Заказчика и Исполнителя по Соглашению Заказчик до начала выполнения Исполнителем Работы осуществляет Резервирование денежных средств. </text:p>
            </text:list-item>
            <text:list-item>
              <text:p text:style-name="P8">В соответствии с п. 1 ст. 329 Гражданского кодекса РФ Резервирование денежных средств является предусмотренным Договором способом обеспечения исполнения обязательств Заказчика по оплате Исполнителю Стоимости Работы, указанной в Техническом задании.</text:p>
            </text:list-item>
            <text:list-item>
              <text:p text:style-name="P8">Зарезервированная сумма поступает Обществу исключительно для того, чтобы гарантировать и обеспечить выплату Стоимости Работы (в том числе соразмерно уменьшенную) Исполнителю в случаях, предусмотренных настоящим Договором.</text:p>
            </text:list-item>
            <text:list-item>
              <text:p text:style-name="P8"><text:soft-page-break/>Проценты на Зарезервированную сумму не начисляются.</text:p>
            </text:list-item>
            <text:list-item>
              <text:p text:style-name="P8">Ни на какие иные цели, кроме предусмотренных Договором, Общество не может использовать Зарезервированную сумму, за исключением случаев, когда это прямо требуется от Общества в соответствии с применимым законодательством, о чем Общество обязано уведомить Заказчика и Исполнителя через Защищенные страницы Сайта. </text:p>
            </text:list-item>
            <text:list-item>
              <text:p text:style-name="P8">Общество может удерживать при Осуществлении выплаты Стоимости работы (в том числе соразмерно уменьшенной) необходимые налоги, выступая в качестве налогового агента, а также сборы, взносы и иные обязательные платежи в случаях, предусмотренных законодательством Российской Федерации, и в случае вынесения соответствующего решения государственным органом.</text:p>
            </text:list-item>
            <text:list-item>
              <text:p text:style-name="P8">В полном соответствии со ст. ст. 996, 1011 Гражданского кодекса Российской Федерации право собственности на Зарезервированную сумму остается за Заказчиком вплоть до перечисления в соответствии с настоящим Договором Исполнителю.</text:p>
            </text:list-item>
            <text:list-item>
              <text:p text:style-name="P8">В случаях, предусмотренных разделом 7, а также п. 11.3 Договора, Зарезервированная сумма подлежит возврату Заказчику.</text:p>
            </text:list-item>
            <text:list-item>
              <text:p text:style-name="P8">После осуществления Заказчиком Резервирования денежных средств Общество обязуется производить Осуществление выплаты Стоимости Работы (в том числе соразмерно уменьшенной) Исполнителю или Осуществление возврата Зарезервированной суммы (ее части) Заказчику исключительно в том порядке и в таких соответствующих случаях, как это предусмотрено настоящим Договором. Заказчик безотзывно уполномочивает и инструктирует Общество производить Осуществление выплаты Стоимости Работы (в том числе соразмерно уменьшенной) Исполнителю или Осуществление возврата Зарезервированной суммы (ее части) исключительно в том порядке и в таких соответствующих случаях, как это предусмотрено настоящим Договором, а Исполнитель осведомлен и согласен с таким порядком Осуществления выплаты Стоимости Работы (в том числе соразмерно уменьшенной) <text:s/>Исполнителю или Осуществления возврата Зарезервированной суммы (ее части). </text:p>
            </text:list-item>
            <text:list-item>
              <text:p text:style-name="P8">Заказчик и Исполнитель совместно и каждый по отдельности подтверждают, что установленный Договором порядок Резервирования денежных средств, и следующие из него порядок Осуществления выплаты Стоимости Работы Исполнителю (в том числе соразмерно уменьшенной) и порядок Осуществления возврата Зарезервированной суммы (ее части) является для Заказчика и Исполнителя способом обеспечения исполнения взаимных обязательств Заказчика и Исполнителя по Соглашению, который обусловлен особенностями сферы деятельности, в которой функционирует Сайт, и содержанием онлайн сервиса «Безопасная сделка».</text:p>
            </text:list-item>
          </text:list>
        </text:list-item>
      </text:list>
      <text:p text:style-name="P3"/>
      <text:list xml:id="list1091264275" text:continue-numbering="true" text:style-name="RTF_5f_Num_20_16">
        <text:list-item>
          <text:p text:style-name="P7"><text:bookmark-start text:name="_Ref251089095"/>Осуществление выплаты Стоимости Работы <text:line-break/>(в том числе соразмерно уменьшенной) Исполнителю <text:bookmark-end text:name="_Ref251089095"/></text:p>
        </text:list-item>
      </text:list>
      <text:p text:style-name="P3"/>
      <text:list xml:id="list1104154084" text:continue-numbering="true" text:style-name="RTF_5f_Num_20_16">
        <text:list-item>
          <text:list>
            <text:list-item>
              <text:p text:style-name="P8"><text:bookmark-start text:name="_Ref251085442"/>Основанием для Осуществления выплаты Стоимости Работы Исполнителю является одно из следующих обстоятельств:<text:bookmark-end text:name="_Ref251085442"/> </text:p>
              <text:list>
                <text:list-item>
                  <text:p text:style-name="P10">Заказчик сообщил Обществу о надлежащем выполнении Работы Исполнителем и сдаче результата такой Работы Исполнителем, причем такое сообщение может быть сделано только с использованием программно-технических средств Сайта через Защищенные страницы Сайта;</text:p>
                </text:list-item>
                <text:list-item>
                  <text:p text:style-name="P10"><text:bookmark-start text:name="_Ref251667575"/><text:soft-page-break/>По результатам рассмотрения обращения, направленного Заказчиком и (или) Исполнителем в порядке, предусмотренном п. 6 Договора, Общество по своему собственному независимому усмотрению и убеждению приняло решение, что Работа выполнена надлежащим образом и в срок в соответствии с Соглашением и Техническим заданием.</text:p>
                </text:list-item>
              </text:list>
            </text:list-item>
            <text:list-item>
              <text:p text:style-name="P8">Основанием для осуществления выплаты соразмерно уменьшенной Стоимости Работы Исполнителю является принятое Обществом по своему собственному независимому усмотрению и убеждению решение, согласно которому Результат Работы частично соответствует Соглашению и Техническому заданию и представлен Заказчику в срок, предусмотренный в Техническом задании. В таком случае сумма, подлежащая выплате Исполнителю, определяется исходя из установленного процентного соотношения, в котором представленный Исполнителем результат Работы соответствует Соглашению и Техническому заданию.<text:bookmark-end text:name="_Ref251667575"/></text:p>
            </text:list-item>
            <text:list-item>
              <text:p text:style-name="P8">Общество, действуя как агент Заказчика в соответствии с п. 2.2.2. Договора, обязуется (и во избежание сомнений Заказчик безотзывно инструктирует и уполномочивает Общество, а Исполнитель осведомлен и согласен с этим) производить Осуществление выплаты Стоимости Работы Исполнителю<text:span text:style-name="T4"> </text:span>в срок не позднее 10 (десяти) рабочих дней с момента выполнения всех следующих, но не некоторых из них, условий: </text:p>
              <text:list>
                <text:list-item>
                  <text:p text:style-name="P10">Наступило одно из обстоятельств, предусмотренных п. <text:bookmark-ref text:reference-format="chapter" text:ref-name="_Ref251085442"/> Договора;</text:p>
                </text:list-item>
                <text:list-item>
                  <text:p text:style-name="P10"><text:bookmark-start text:name="OLE_LINK7"/>Исполнитель оформил и передал Обществу (если только Обществом не будет решено иное) все соответствующие документы, которые необходимы Обществу в соответствии с применимым законодательством, в том числе для ведения бухгалтерского и налогового учета, соблюдения законодательства о валютном регулировании и валютном контроле, включая, если применимо, документы и сведения в отношении Исполнителя, акты приема-передачи выполненной Работы, счета-фактуры и т.п. При этом копии указанных выше документов должны быть размещены Исполнителем на Защищенных страницах Сайта (если только Обществом не будет решено иное);<text:bookmark-end text:name="OLE_LINK7"/></text:p>
                </text:list-item>
                <text:list-item>
                  <text:p text:style-name="P10"><text:bookmark-start text:name="_Ref319316555"/>Исполнитель произвел выбор Способа оплаты Стоимости работы и сообщил Обществу все необходимые для этого реквизиты, причем такой выбор и такое сообщение<text:span text:style-name="T4"> </text:span>могут быть сделаны только с использованием программно-технических средств Сайта через Защищенные страницы Сайта.<text:bookmark-end text:name="_Ref319316555"/></text:p>
                </text:list-item>
              </text:list>
            </text:list-item>
            <text:list-item>
              <text:p text:style-name="P8">Общество, действуя как агент Заказчика в соответствии с п. 2.2.2. Договора, обязуется (и во избежание сомнений Заказчик безотзывно инструктирует и уполномочивает Общество, а Исполнитель осведомлен и согласен с этим) производить Осуществление выплаты соразмерно уменьшенной Стоимости Работы Исполнителю в соответствии с п. 4.2 Договора в срок не позднее 10 (десяти) рабочих дней с момента выполнения всех следующих, но не некоторых из них, условий: </text:p>
              <text:list>
                <text:list-item>
                  <text:p text:style-name="P10">Исполнитель оформил и передал Обществу (если только Обществом не будет решено иное) все соответствующие документы, которые необходимы Обществу в соответствии с применимым законодательством, в том числе для ведения бухгалтерского и налогового учета, соблюдения законодательства о валютном регулировании и валютном контроле, включая, если применимо, документы и сведения в отношении Исполнителя, акты приема-передачи <text:soft-page-break/>выполненной Работы, счета-фактуры и т.п. При этом копии указанных выше документов должны быть размещены Исполнителем на Защищенных страницах Сайта (если только Обществом не будет решено иное);</text:p>
                </text:list-item>
                <text:list-item>
                  <text:p text:style-name="P10">Исполнитель произвел выбор Способа оплаты Стоимости работы и сообщил Обществу все необходимые для этого реквизиты, причем такой выбор и такое сообщение могут быть сделаны только с использованием программно-технических средств Сайта через Защищенные страницы Сайта.</text:p>
                </text:list-item>
              </text:list>
            </text:list-item>
            <text:list-item>
              <text:p text:style-name="P8"><text:bookmark-start text:name="OLE_LINK3"/>При Осуществлении выплаты Стоимости Работы (в том числе соразмерно уменьшенной) Общество вправе удерживать из перечисляемой Исполнителю Стоимости Работы все необходимые суммы налогов, сборов и взносов, как это предусмотрено в п.п. 3.5. и 3.6 Договора. </text:p>
            </text:list-item>
            <text:list-item>
              <text:p text:style-name="P8">На Заказчике лежит обязанность по уплате страховых взносов на обязательное социальное страхование на сумму вознаграждения, выплачиваемого Исполнителю – физическому лицу по Соглашению, в соответствии с Федеральным законом от 24.07.2009 N 212-ФЗ.</text:p>
            </text:list-item>
            <text:list-item>
              <text:p text:style-name="P8"><text:bookmark-end text:name="OLE_LINK3"/>Обязанность Общества по Осуществлению выплаты стоимости Работы (в том числе соразмерно уменьшенной) Исполнителю будет считаться исполненной с момента совершения Обществом всех объективно зависящих от него действий. Исполнение Обществом обязанности по Осуществлению выплаты Стоимости Работы (в том числе соразмерно уменьшенной) Исполнителю, независимо от того, были ли проведены Обществом какие-либо удержания или зачеты в соответствии с положениями Договора, рассматривается в качестве надлежащего исполнения Заказчиком обязанности по оплате Результата Работы. </text:p>
            </text:list-item>
            <text:list-item>
              <text:p text:style-name="P8">Если Исполнитель указал на Защищенных страницах Сайта неправильные реквизиты своего счета или учетной записи, или указал несуществующий счет или учетную запись, или вследствие подобных или иных причин, объективно не зависящих от Общества, Осуществление выплаты Стоимости Работы (в том числе соразмерно уменьшенной) стало невозможным, Общество направляет уведомление об этом Исполнителю на Адрес электронной почты трижды в течение сорока пяти календарных дней с момента первой попытки Осуществления выплаты Стоимости Работы (в том числе соразмерно уменьшенной).</text:p>
            </text:list-item>
            <text:list-item>
              <text:p text:style-name="P8"><text:s/>В течение сорокапятидневного срока, предусмотренного в п. 4.8. Договора, Исполнитель обязуется предоставить Обществу корректные сведения, по которым возможно Осуществление выплаты Стоимости Работы (в том числе соразмерно уменьшенной).</text:p>
            </text:list-item>
            <text:list-item>
              <text:p text:style-name="P8">Если в течение сорокапятидневного срока, предусмотренного в п. 4.8. Договора, <text:s/>корректные сведения, по которым возможно Осуществление выплаты Стоимости Работы (в том числе соразмерно уменьшенной), не были представлены Обществу Исполнителем, Общество возвращает Стоимость Работы (в том числе соразмерно уменьшенную) <text:s/>Заказчику. При этом Общество посредством программно-технических средств Сайта направляет Заказчику имеющуюся информацию об Исполнителе, имеющем право требовать выплаты ему Стоимости Работы (в том числе соразмерно уменьшенной). Общество предоставляет Исполнителю информацию о Заказчике.</text:p>
            </text:list-item>
            <text:list-item>
              <text:p text:style-name="P8">Заключая настоящий Договор, Заказчик выражает согласие с предоставлением Исполнителю необходимых сведений о Заказчике в случае, предусмотренном в п. 4.10 Договора.</text:p>
            </text:list-item>
            <text:list-item>
              <text:p text:style-name="P8"><text:soft-page-break/>Заключая настоящий Договор, Исполнитель выражает согласие с предоставлением Заказчику необходимых сведений об Исполнителе в случае, предусмотренном в п. 4.10 Договора.</text:p>
            </text:list-item>
            <text:list-item>
              <text:p text:style-name="P8">Стороны исходят из того, что при возврате Заказчику Стоимости Работы в случае, предусмотренном в п. 4.10. настоящего Договора, принятые на себя Обществом обязательства по настоящему Договору, считаются надлежащим образом и в полной мере исполненными.</text:p>
            </text:list-item>
          </text:list>
        </text:list-item>
      </text:list>
      <text:p text:style-name="P3"/>
      <text:list xml:id="list847325700" text:continue-numbering="true" text:style-name="RTF_5f_Num_20_16">
        <text:list-item>
          <text:p text:style-name="P7">Передача и приемка результата Работы</text:p>
        </text:list-item>
      </text:list>
      <text:p text:style-name="P3"/>
      <text:list xml:id="list773125582" text:continue-numbering="true" text:style-name="RTF_5f_Num_20_16">
        <text:list-item>
          <text:list>
            <text:list-item>
              <text:p text:style-name="P8">Исполнитель передает результат Работы Заказчику самостоятельно способом, согласованным с Заказчиком, в соответствии с заключенным Соглашением и Техническим заданием. Передача результата Работы может осуществляться при помощи Сайта, если программно-технические средства Сайта позволяют это сделать. </text:p>
            </text:list-item>
            <text:list-item>
              <text:p text:style-name="P8"><text:bookmark-start text:name="_Ref251145986"/>Если Работа была выполнена Исполнителем надлежащим образом, Заказчик сообщает об этом Исполнителю и Обществу при помощи программно-технических средств на Защищенных Страницах Сайта. Такое уведомление является основанием для Осуществления выплаты Стоимости Работы полностью в соответствии с п.п. 4.1. и 4.3 Договора. </text:p>
            </text:list-item>
            <text:list-item>
              <text:p text:style-name="P8">В случае, когда, по мнению Заказчика, Работа выполнена ненадлежащим образом, Заказчик вправе обратиться к Обществу в порядке, предусмотренном п. 6 Договора.<text:bookmark-end text:name="_Ref251145986"/></text:p>
            </text:list-item>
            <text:list-item>
              <text:p text:style-name="P8">Общество вправе по собственной инициативе обращаться к Заказчику и Исполнителю для выяснения ситуации в связи с передачей и приемкой Работы, однако Общество не обязано это делать. Общество не обязано вести мониторинг процесса выполнения Работы. </text:p>
            </text:list-item>
            <text:list-item>
              <text:p text:style-name="P8">В соответствии с требованиями применимого законодательства Исполнитель и Заказчик оформляют между собой акт приема-передачи результата Работы, выполненной Исполнителем на основании Соглашения, заключенного между Исполнителем и Заказчиком, и Технического задания. Исполнитель в случаях, предусмотренных применимым правом, самостоятельно выставляет счет-фактуру Заказчику на выполненную им Работу.</text:p>
            </text:list-item>
            <text:list-item>
              <text:p text:style-name="P8">Акт о приеме-передаче результата Работы представляются Заказчику и Исполнителю в электронной форме на Защищенных страницах Сайта. </text:p>
            </text:list-item>
            <text:list-item>
              <text:p text:style-name="P8">По запросу Заказчика в целях подтверждения факта передачи Исполнителем и приема результата Работы Заказчиком, а также факта оформления Заказчиком и Исполнителем акта приема-передачи результата Работы Общество может направить Заказчику акт приема-передачи результата Работы в письменном виде посредством почтовой или иной связи. В таком случае в акте приема-передачи результата Работы Общество, <text:span text:style-name="T6">используя базы данных Сайта</text:span>, может подтвердить факт того, что Исполнитель выполнил Работу и передал ее Результат Заказчику надлежащим образом. Такое подтверждение признается Сторонами надлежащим доказательством факта оформления акта приема-передачи Работы со стороны Исполнителя. Подтверждение, предусмотренное настоящим пунктом, может быть сделано Обществом с использованием факсимильного воспроизведения подписи с помощью средств механического или иного копирования.</text:p>
            </text:list-item>
            <text:list-item>
              <text:p text:style-name="P8"><text:s/>По запросу Исполнителя в целях подтверждения факта передачи Исполнителем и приема результата Работы Заказчиком, а также факта оформления Заказчиком и Исполнителем акта приема-передачи результата Работы Общество может направить Исполнителю акт приема-передачи <text:soft-page-break/>результата Работы в письменном виде посредством почтовой или иной связи. В таком случае в акте приема-передачи результата Работы Общество, <text:span text:style-name="T6">используя базы данных Сайта,</text:span> может подтвердить факт того, что Заказчик с помощью программно-технических средств Сайта принял результат Работы Исполнителя. Такое подтверждение признается Сторонами надлежащим доказательством факта оформления акта приема-передачи Работы со стороны Исполнителя. Подтверждение может быть сделано Обществом с использованием факсимильного воспроизведения подписи с помощью средств механического или иного копирования.</text:p>
            </text:list-item>
            <text:list-item>
              <text:p text:style-name="P8">Подтверждая в соответствии с п.п. 5.7 и 5.8 Договора факт передачи и приема результата Работы и факт оформления Заказчиком и Исполнителем акта приема-передачи результата Работы, Общество не является представителем, поверенным, агентом или комиссионером Заказчика или Исполнителя, а выступает исключительно в качестве лица, предоставляющего доказательства передачи Исполнителем и приема Заказчиком результата Работы, а также факта оформления Заказчиком и Исполнителем акта приема-передачи результата Работы с помощью программно-технических средств Сайта. </text:p>
            </text:list-item>
            <text:list-item>
              <text:p text:style-name="P8">В запросе Заказчика или Исполнителя о предоставлении в письменном виде на бумажном носителе акта приема-передачи результата Работы, оформленного с помощью программно-технических средств Сайта, указывается адрес, по которому производится отправка акта. В таком случае акт приема-передачи Результата Работы направляется соответственно Заказчику или Исполнителю посредством почтовой или иной связи.</text:p>
            </text:list-item>
          </text:list>
        </text:list-item>
      </text:list>
      <text:p text:style-name="P3"/>
      <text:list xml:id="list1379741263" text:continue-numbering="true" text:style-name="RTF_5f_Num_20_16">
        <text:list-item>
          <text:p text:style-name="P7">Рассмотрение обращений Заказчика и Исполнителя</text:p>
        </text:list-item>
      </text:list>
      <text:p text:style-name="P3"/>
      <text:list xml:id="list517135874" text:continue-numbering="true" text:style-name="RTF_5f_Num_20_16">
        <text:list-item>
          <text:list>
            <text:list-item>
              <text:p text:style-name="P8">Заказчик и (или) Исполнитель в случае возникновения между ними разногласий вправе обратиться к Обществу для целей проведения Обществом независимого анализа соответствия выполненной и переданной Заказчику Работы Соглашению и Техническому заданию. </text:p>
            </text:list-item>
            <text:list-item>
              <text:p text:style-name="P8">Обращение к Обществу осуществляется при помощи программно-технических средств Сайта путем нажатия на Защищенных страницах Сайта кнопки «Обратиться в Арбитраж».</text:p>
            </text:list-item>
            <text:list-item>
              <text:p text:style-name="P8">Обществом не рассматриваются обращения (а поступившие обращения считаются несделанными), которые: </text:p>
              <text:list>
                <text:list-item>
                  <text:p text:style-name="P10">Сделаны Заказчиком после того, как он сообщил о надлежащем выполнении Работы Исполнителем и сдаче результата такой Работы Исполнителем;</text:p>
                </text:list-item>
                <text:list-item>
                  <text:p text:style-name="P10">Сделаны после принятия Обществом одного из решений, предусмотренных п. 6.9 Договора; </text:p>
                </text:list-item>
                <text:list-item>
                  <text:p text:style-name="P10">Сделаны в отношении результата Работы, содержание которого который противоречит законодательству Российской Федерации. </text:p>
                </text:list-item>
              </text:list>
            </text:list-item>
            <text:list-item>
              <text:p text:style-name="P8">В течение 3 (трех) календарных дней с момента получения обращения Общество должно предпринять все зависящее от него, чтобы связаться с Заказчиком и Исполнителем (в том числе посредством защищенных страниц Сайта, SMS и почтовых уведомлений), выяснить, какие разногласия относительно Работы имеются между ними, предпринять на свое усмотрение меры по мирному урегулированию возникших разногласий. </text:p>
            </text:list-item>
            <text:list-item>
              <text:p text:style-name="P8">В случае если меры, предпринятые в соответствии с п. 6.4 Договора, не приведут к мирному урегулированию разногласий между Заказчиком и Исполнителем относительно Работы в указанный срок, Общество в срок 7 <text:soft-page-break/>(семь) календарных дней проводит независимый анализ соответствия выполненной и переданной Заказчику Работы Соглашению и Техническому заданию. Проводя такой анализ, Общество действует не в качестве оценщика или эксперта, а исключительно в качестве независимой стороны, которая на основании настоящего Договора уполномочена осуществить такой анализ, руководствуясь собственным независимым убеждением и усмотрением. При этом Общество не является представителем ни Заказчика, ни Исполнителя. </text:p>
            </text:list-item>
            <text:list-item>
              <text:p text:style-name="P8">При анализе результата Работы Общество руководствуется условиями Соглашения и Технического задания, в том числе согласованным сроком выполнения Работы. При анализе Работы принимаются изменения, внесенные в Техническое задание, а также доступная переписка на Защищенных страницах Сайта Заказчика и Исполнителя в связи с выполнением Работой. Переписку, а также иные договоренности, совершенные вне Защищенных страниц Сайта, Общество не учитывает. При этом при анализе результата Работы Общество может также учитывать профессиональный уровень Исполнителя на основе демонстрируемых им работ во вкладке «Портфолио» на личной странице Исполнителя на Сайте (в частности, при помощи которых Общество устанавливает, на какой профессиональный уровень выполнения Работы Заказчик мог рассчитывать при заключении Соглашения и настоящего Договора).</text:p>
            </text:list-item>
            <text:list-item>
              <text:p text:style-name="P8">Заказчик и Исполнитель обязуются предоставлять Обществу результат выполненной Работы для проведения анализа, предоставлять иные необходимые сведения и материалы, необходимые для анализа соответствия Работы Соглашению и Техническому заданию. При анализе используются материалы как предоставленные Заказчиком, так и Исполнителем. Заказчик и Исполнитель самостоятельно несут все риски непредоставления Обществу необходимых материалов. </text:p>
            </text:list-item>
            <text:list-item>
              <text:p text:style-name="P8">В случае если Заказчиком и Исполнителем, по мнению Общества, не представлены все необходимые материалы и сведения для принятия Обществом одного из решений, указанного в п. 6.9 Договора, обращение считается несделанным. </text:p>
            </text:list-item>
            <text:list-item>
              <text:p text:style-name="P8">По результатам рассмотрения обращения и проведения анализа соответствия результата Работы Соглашению и Техническому заданию Общество по своему собственному независимому усмотрению и убеждению принимает одно из следующих решений: </text:p>
              <text:list>
                <text:list-item>
                  <text:p text:style-name="P10"><text:s/>Работа выполнена надлежащим образом и в срок в соответствии с Соглашением и Техническим заданием;</text:p>
                </text:list-item>
                <text:list-item>
                  <text:p text:style-name="P10"><text:s/>Результат работы частично соответствует Соглашению и Техническому заданию и представлен Заказчику в срок, определенный в Техническом задании. В таком случае Общество обязуется определить процентное соотношение, в котором представленный результат Работы соответствует Соглашению и Техническому заданию;</text:p>
                </text:list-item>
                <text:list-item>
                  <text:p text:style-name="P10"><text:s/>Работа выполнена ненадлежащим образом и/или с нарушением срока, предусмотренного Соглашением и Техническим заданием.</text:p>
                </text:list-item>
              </text:list>
            </text:list-item>
            <text:list-item>
              <text:p text:style-name="P8">Принятие одного из указанных в п. 6.9<text:span text:style-name="T13"> </text:span>Договора решений является обязанностью Общества в соответствии с условиями настоящего Договора. Принятие одного из указанных решений Обществом является окончательным для целей настоящего Договора и не может быть повторно пересмотрено в порядке раздела <text:span text:style-name="T13">6 настоящего </text:span>Договора. Заказчик и Исполнитель, заключая настоящий Договор, выражают свое безоговорочное согласие с любым решением Общества. </text:p>
            </text:list-item>
            <text:list-item>
              <text:p text:style-name="P8">О проделанном Обществом независимом анализе на соответствие результата <text:soft-page-break/>интеллектуальной деятельности Соглашению и Техническому заданию и принятом в результате такого анализа решении Общество информирует Заказчика и Исполнителя посредством отчета о рассмотрении обращения. Данный отчет предоставляется Обществом Заказчику и Исполнителю через Защищенные страницы Сайта. </text:p>
            </text:list-item>
            <text:list-item>
              <text:p text:style-name="P8">Заключая настоящий Договор, Заказчик и Исполнитель тем самым дают свое безусловное согласие на то, что решение, принятое по результатам рассмотрения обращения Заказчика и (или) Исполнителя, которое было подготовлено Обществом в исполнение его обязательства по настоящему Договору, является обязательным для Заказчика и Исполнителя.</text:p>
            </text:list-item>
            <text:list-item>
              <text:p text:style-name="P8">Решение Общества, указанное в п. 6.9.1. настоящего Договора, является основанием для Осуществления выплаты Стоимости Работы Исполнителю в порядке, установленном в п. 4.3 Договора. </text:p>
            </text:list-item>
            <text:list-item>
              <text:p text:style-name="P8">Решение Общества, указанное в п. 6.9.2. настоящего Договора, является основанием для соразмерного уменьшения Стоимости Работы (о чем вносятся изменения в Техническое задание) и Осуществления выплаты соразмерно уменьшенной Стоимости Работы Исполнителю в порядке, установленном в п.п. 4.2 и 4.4. Договора. Общество возвращает Заказчику оставшуюся часть Зарезервированной суммы в порядке, установленном в разделе 7 Договора.</text:p>
            </text:list-item>
            <text:list-item>
              <text:p text:style-name="P8">Решение Общества, указанное в п. 6.9.3. настоящего Договора, является основанием для Осуществления возврата Зарезервированной суммы полностью Заказчику в порядке, установленном в разделе 7 Договора.</text:p>
            </text:list-item>
            <text:list-item>
              <text:p text:style-name="P8">Стороны настоящего Договора безоговорочно исходят из того, что тот факт, что Зарезервированная сумма и Вознаграждение Общества поступает к Обществу от Заказчика и в случаях, предусмотренных Договором, установлена обязанность Общества осуществить выплату Стоимости Работы Исполнителю, не препятствует независимому и объективному рассмотрению обращений Заказчика и Исполнителя<text:span text:style-name="T4">.</text:span></text:p>
            </text:list-item>
            <text:list-item>
              <text:p text:style-name="P8">Обращение к Обществу в порядке, предусмотренном разделом <text:span text:style-name="T13">6 </text:span>Договора, не исключает возможности для Заказчика или Исполнителя обратиться в компетентный суд для разрешения любых неурегулированных спорных вопросов в связи с Соглашением и настоящим Договором без привлечения к этому Общества, при этом подобное обращение Заказчика или Исполнителя в компетентный суд никак не будет влиять на действительность отчета Общества о рассмотрении обращения. Анализ соответствия Результата интеллектуальной деятельности, осуществляемый Обществом, имеет значение исключительно для целей настоящего Договора и не может быть использован в каких-либо иных целях. </text:p>
            </text:list-item>
          </text:list>
        </text:list-item>
      </text:list>
      <text:p text:style-name="P3"/>
      <text:list xml:id="list370463848" text:continue-numbering="true" text:style-name="RTF_5f_Num_20_16">
        <text:list-item>
          <text:p text:style-name="P7">Возврат Зарезервированной суммы Заказчику</text:p>
        </text:list-item>
      </text:list>
      <text:p text:style-name="P3"/>
      <text:list xml:id="list564949622" text:continue-numbering="true" text:style-name="RTF_5f_Num_20_16">
        <text:list-item>
          <text:list>
            <text:list-item>
              <text:p text:style-name="P8">В случаях, предусмотренных п.п. 6.9.3., 6.15; 6.9.2., 6.14. настоящего Договора, Общество обязуется возвратить Заказчику Зарезервированную сумму или соответственно ее часть в течение тридцати рабочих дней. Сумма Вознаграждения Общества в таком случае не изменяется и не возвращается.</text:p>
            </text:list-item>
            <text:list-item>
              <text:p text:style-name="P8">Осуществление возврата Зарезервированной суммы (ее части) Заказчику производится тем же Способом оплаты, которым было осуществлено Резервирование денежных средств, и по тем же реквизитам банковского счета или учетной записи в платежной системе, с которого были переведены денежные суммы Обществу. На сумму, подлежащую к возврату, проценты не начисляются.</text:p>
            </text:list-item>
            <text:list-item>
              <text:p text:style-name="P8"><text:soft-page-break/>В случае, если возврат Заказчику Зарезервированной суммы (ее части) по реквизитам, указанным в п. 7.2. настоящего Договора, по каким-либо причинам невозможен, Заказчик обязан сообщить Обществу новые реквизиты банковского счета или учетной записи в платежной системе, по которым возврат Зарезервированной суммы (ее части) возможен. Общество не несет ответственности за несвоевременный возврат Зарезервированной суммы (ее части), если Заказчик несвоевременно сообщил или не сообщил новые реквизиты. Общество обязуется возвратить Зарезервированную сумму (ее часть) в течение тридцати рабочих дней с момента представления Заказчиком новых реквизитов банковского счета или учетной записи в платежной системе, по которым возврат Зарезервированной суммы (ее части) возможен.</text:p>
            </text:list-item>
          </text:list>
        </text:list-item>
      </text:list>
      <text:p text:style-name="P3"/>
      <text:list xml:id="list817242506" text:continue-numbering="true" text:style-name="RTF_5f_Num_20_16">
        <text:list-item>
          <text:p text:style-name="P7"><text:bookmark-start text:name="_Ref251944985"/><text:span text:style-name="T1">Вознаграждение </text:span>О<text:span text:style-name="T1">бщества</text:span><text:bookmark-end text:name="_Ref251944985"/></text:p>
        </text:list-item>
      </text:list>
      <text:p text:style-name="P3"/>
      <text:list xml:id="list1971024716" text:continue-numbering="true" text:style-name="RTF_5f_Num_20_16">
        <text:list-item>
          <text:list>
            <text:list-item>
              <text:p text:style-name="P8">Заказчик обязуется перечислить Обществу в полном размере определенную в Техническом задании Зарезервированную сумму, а также соответствующую сумму Вознаграждения Общества.</text:p>
            </text:list-item>
            <text:list-item>
              <text:p text:style-name="P8">Вознаграждение Общества включает в себя в том числе компенсацию расходов, понесенных при оказании услуг, предусмотренных в п. 2.2. настоящего Договора.</text:p>
            </text:list-item>
            <text:list-item>
              <text:p text:style-name="P8"><text:s/>Вознаграждение Общества определяется в соответствии с Тарифами. Указанная в Тарифах сумма вознаграждения Общества включает в себя сумму налога на добавленную стоимость по ставке 18 (восемнадцать) процентов.</text:p>
            </text:list-item>
            <text:list-item>
              <text:p text:style-name="P8">Тарифы могут быть изменены Обществом в одностороннем порядке без специального уведомления других Сторон. Новая редакция Тарифов вступает в силу в течение 3 (трех) календарных дней в момент ее опубликования на Сайте. Новая редакция Тарифов распространяется на правоотношения, которые возникнут в будущем, то есть после вступления новой редакции Тарифов в силу. Применение новой редакции Тарифов к правоотношениям, возникшим до вступления в силу новой редакции Тарифов, не допускается. Заказчик и Исполнитель обязуются самостоятельно следить за изменениями Тарифов и своевременно знакомиться с ними. </text:p>
            </text:list-item>
          </text:list>
        </text:list-item>
      </text:list>
      <text:p text:style-name="P3"/>
      <text:list xml:id="list1811295776" text:continue-numbering="true" text:style-name="RTF_5f_Num_20_16">
        <text:list-item>
          <text:p text:style-name="P7">Порядок оформления Акта и Отчета об оказанных услугах</text:p>
        </text:list-item>
      </text:list>
      <text:p text:style-name="P3"/>
      <text:list xml:id="list1601559946" text:continue-numbering="true" text:style-name="RTF_5f_Num_20_16">
        <text:list-item>
          <text:list>
            <text:list-item>
              <text:p text:style-name="P8">Услуги Общества, перечисленные в п. 2.2. настоящего Договора, считаются оказанными надлежащим образом в момент Осуществления выплаты Стоимости Работы Исполнителю, либо возврата Зарезервированной суммы Заказчику, если иное не предусмотрено Договором.</text:p>
            </text:list-item>
            <text:list-item>
              <text:p text:style-name="P8">В случае, когда в результате рассмотрения обращения Заказчика и (или) Исполнителя Общество в порядке раздела 6 Договора приняло решение, указанное в п. 6.9.2 Договора, услуги Общества считаются оказанными в наиболее позднюю из следующих дат:</text:p>
              <text:list>
                <text:list-item>
                  <text:p text:style-name="P10">В момент Осуществления выплаты соразмерно уменьшенной Стоимости Работы Исполнителю в порядке, установленном в п. 4.2, 4.4. Договора;</text:p>
                </text:list-item>
                <text:list-item>
                  <text:p text:style-name="P10">В момент возврата Заказчику оставшейся части Зарезервированной суммы в порядке, установленном разделом 7 Договора.</text:p>
                </text:list-item>
              </text:list>
            </text:list-item>
            <text:list-item>
              <text:p text:style-name="P8">В случае, когда Осуществление выплаты Стоимости Работы (в том числе соразмерно уменьшенной) Исполнителю невозможно по причине непредставления Исполнителем корректных сведений о своем счете или учетной записи, в соответствии с п. 4.8. Договора Общество направляет <text:soft-page-break/>уведомление об этом на Адрес электронной почты Исполнителя трижды в течение сорока пяти<text:span text:style-name="T6"> </text:span>календарных дней с момента первой попытки Осуществления выплаты Стоимости Работы (в том числе соразмерно уменьшенной). Если по истечении этого срока сведения о новом счете или учетной записи не были предоставлены Исполнителем, услуги Общества, указанные в п. 2.2. настоящего Договора, считаются надлежащим образом оказанными. </text:p>
            </text:list-item>
            <text:list-item>
              <text:p text:style-name="P8">В случае, когда возврат Зарезервированной суммы (ее части) Заказчику является невозможным по причине непредставления Заказчиком корректной информации о своем счете или учетной записи, Общество направляет уведомление об этом Заказчику на Адрес электронной почты трижды в течение сорока пяти календарных дней с момента первой попытки возврата Зарезервированной суммы (ее части). Если по истечении этого срока сведения о новом счете или учетной записи не были предоставлены Заказчиком, услуги Общества, указанные в п. 2.2. настоящего Договора, считаются надлежащим образом оказанными.</text:p>
            </text:list-item>
            <text:list-item>
              <text:p text:style-name="P8">Общество обязуется представить Заказчику Акт (Акты) об оказанных услугах и Отчет Агента по настоящему Договору. Общество вправе выставить единый Акт по услугам, предусмотренным в п.п. 2.2.1- 2.2.3 настоящего Договора. Акт и Отчет представляются в течение семи рабочих дней с момента оказания услуг в соответствии с п. 9.1.- 9.4 настоящего Договора. <text:s/></text:p>
            </text:list-item>
            <text:list-item>
              <text:p text:style-name="P8">Акт (Акты) об оказанных услугах и Отчет Агента представляются в электронной форме на Защищенных страницах Сайта. </text:p>
            </text:list-item>
            <text:list-item>
              <text:p text:style-name="P8">Заказчик обязуется ознакомиться с Актами об оказанных услугах и Отчетом Агента и утвердить его посредством программно-технических средств Сайта. Заказчик, имеющий возражения по Акту (Актам) или Отчету, должен сообщить о них Обществу в течение двух календарных дней со дня получения Акта (Актов) и Отчета. При отсутствии возражений со стороны Заказчик в указанный срок Акт (Акты) и Отчет Агента считаются принятыми.</text:p>
            </text:list-item>
            <text:list-item>
              <text:p text:style-name="P8">Акт об оказании услуг и Отчет Агента может быть направлен в письменной (бумажной) форме посредством почтовой связи по запросу Заказчика.</text:p>
            </text:list-item>
          </text:list>
        </text:list-item>
      </text:list>
      <text:p text:style-name="P3"/>
      <text:list xml:id="list592129863" text:continue-numbering="true" text:style-name="RTF_5f_Num_20_16">
        <text:list-item>
          <text:p text:style-name="P7">Ответственность</text:p>
        </text:list-item>
      </text:list>
      <text:p text:style-name="P3"/>
      <text:list xml:id="list221536182" text:continue-numbering="true" text:style-name="RTF_5f_Num_20_16">
        <text:list-item>
          <text:list>
            <text:list-item>
              <text:p text:style-name="P8">За неисполнение или ненадлежащее исполнение обязательств по Договору Стороны несут ответственность в соответствии с действующим законодательством Российской Федерации и Договором.</text:p>
            </text:list-item>
            <text:list-item>
              <text:p text:style-name="P8">Общество несет ответственность по Договору исключительно в случае наличия умысла на нарушение принятых на себя обязательств. Общество не несет ответственности за принятие на основе независимого анализа любого решения (или его последствия) в результате рассмотрения обращений и подготовки отчета о рассмотрении обращения в порядке, предусмотренном разделом 6 Договора. </text:p>
            </text:list-item>
            <text:list-item>
              <text:p text:style-name="P8">Стороны подтверждают и признают, что любые меры, предпринятые каким-либо компетентным судом, уполномоченным органом власти или третьим лицом в отношении Общества, могут создать препятствия последнему в исполнении своих обязательств по настоящему Договору, и будут являться обстоятельством, освобождающим Общество от ответственности за просрочку в исполнении, в том числе в отношении несвоевременного Осуществления выплаты Стоимости Работы (в том числе соразмерно уменьшенной) Исполнителю и/или возврата Зарезервированной суммы Заказчику, в течение <text:soft-page-break/>всего такого периода времени, пока указанные меры остаются в силе.</text:p>
            </text:list-item>
            <text:list-item>
              <text:p text:style-name="P8">Сторона освобождается от ответственности за частичное или полное неисполнение обязательств по настоящему Договору, если это неисполнение явилось следствием обстоятельств непреодолимой силы (форс-мажор), возникших в результате обстоятельств чрезвычайного характера, которые Сторона не могла ни предвидеть, ни предотвратить разумными мерами. К таким обстоятельствам чрезвычайного характера относятся: стихийные бедствия, аварии, наводнения, землетрясения, эпидемии, пожары, массовые беспорядки, забастовки, революции, военные действия, вступление в силу законодательных актов, правительственных постановлений и распоряжений государственных органов, прямо или косвенно запрещающих указанные в настоящем Договоре виды деятельности или иным образом препятствующих исполнению настоящего Договора; обстоятельства, связанные с отказом/сбоем работы системы расчетов Банка России, телекоммуникационные сбои всеобщего характера, а также любые другие обстоятельства вне разумного контроля Сторон, препятствующие исполнению обязательств по настоящему Договору. </text:p>
            </text:list-item>
            <text:list-item>
              <text:p text:style-name="P8">Общество не несет ответственности за соответствие применимому праву Работы, согласованной Заказчиком и Исполнителем, и результата такой Работы.</text:p>
            </text:list-item>
          </text:list>
        </text:list-item>
      </text:list>
      <text:p text:style-name="P3"/>
      <text:list xml:id="list1503599562" text:continue-numbering="true" text:style-name="RTF_5f_Num_20_16">
        <text:list-item>
          <text:p text:style-name="P7">Заключение, изменение и расторжение Договора</text:p>
        </text:list-item>
      </text:list>
      <text:p text:style-name="P3"/>
      <text:list xml:id="list1291913224" text:continue-numbering="true" text:style-name="RTF_5f_Num_20_16">
        <text:list-item>
          <text:list>
            <text:list-item>
              <text:p text:style-name="P8">Настоящий Договор заключается путем акцепта Оферты со стороны Заказчика и Исполнителя.</text:p>
            </text:list-item>
            <text:list-item>
              <text:p text:style-name="P8">Акцептом Оферты со стороны Заказчика признается выполнение всех следующих условий:</text:p>
              <text:list>
                <text:list-item>
                  <text:p text:style-name="P10">Регистрация в качестве Заказчика на Сайте.</text:p>
                </text:list-item>
                <text:list-item>
                  <text:p text:style-name="P10">Открытие «Безопасной сделки» на Защищенных страницах с помощью программно-технических средств Сайта и направление Исполнителю приглашения вступить в «Безопасную сделку»; </text:p>
                </text:list-item>
                <text:list-item>
                  <text:p text:style-name="P10">Согласование с Исполнителем Технического задания с помощью программно-технических средств Сайта;</text:p>
                </text:list-item>
                <text:list-item>
                  <text:p text:style-name="P10">Нажатие на размещенную на Защищенных страницах Сайта кнопки «Я прочитал Оферту и принимаю предложение заключить Договор». </text:p>
                </text:list-item>
                <text:list-item>
                  <text:p text:style-name="P10">Резервирование денежной суммы, равной Стоимости Работы, а также суммы Вознаграждения Обществу в соответствии с п. 8.3 Договора.</text:p>
                </text:list-item>
              </text:list>
            </text:list-item>
            <text:list-item>
              <text:p text:style-name="P8"><text:s/>Перечисление Обществу иной суммы, кроме той, что определена в п. 11.2.5 настоящего Договора, не признается акцептом настоящей Оферты.</text:p>
            </text:list-item>
            <text:list-item>
              <text:p text:style-name="P8">Акцептом Оферты со стороны Исполнителя признается одновременное выполнение следующих условий:</text:p>
              <text:list>
                <text:list-item>
                  <text:p text:style-name="P10">Регистрация в качестве Фрилансера на Сайте;</text:p>
                </text:list-item>
                <text:list-item>
                  <text:p text:style-name="P10">Вступление в «Безопасную сделку» на Защищенных страницах Сайта;</text:p>
                </text:list-item>
                <text:list-item>
                  <text:p text:style-name="P10">Согласование с Исполнителем Технического задания с помощью программно-технических средств Сайта</text:p>
                </text:list-item>
                <text:list-item>
                  <text:p text:style-name="P10">Нажатие на размещенную на Защищенных страницах Сайта кнопки «Я прочитал Оферту и принимаю предложение заключить Договор». </text:p>
                </text:list-item>
              </text:list>
            </text:list-item>
            <text:list-item>
              <text:p text:style-name="P8">Акцепт Оферты возможен только Заказчиком и Исполнителем, которые заключили Соглашение при помощи Сайта и оформили Техническое задание. Акцепт Оферты возможен только Заказчиком и Исполнителем, которые являются сторонами одного и того же Соглашения, при этом акцепт Оферты возможен только в отношении этого же Соглашения. Акцепт Оферты возможен только Заказчиком и Исполнителем, в отношении которых не установлены в <text:soft-page-break/>соответствии с правилами Сайта и Пользовательским соглашением Сайта ограничения на использование онлайн сервиса «Безопасная сделка». </text:p>
            </text:list-item>
            <text:list-item>
              <text:p text:style-name="P8">Договор считается заключенным в момент, когда и Заказчик, и Исполнитель акцептовали настоящую Оферту.</text:p>
            </text:list-item>
            <text:list-item>
              <text:p text:style-name="P8">Нажатие выше указанной кнопки <text:s/>«Я прочитал и принимаю условия Оферты» рассматривается Сторонами как Аналог собственноручной подписи Заказчика. Технические средства Сайта позволяют идентифицировать нажатие указанной кнопки, совершенное под Логином Заказчика или Исполнителя. Сведения о нажатии указанной кнопки сохраняются при помощи программно-технических средств Сайта. </text:p>
            </text:list-item>
            <text:list-item>
              <text:p text:style-name="P8">Общество уведомляет Заказчика и Исполнителя о нажатии другой Стороной соответствующей кнопки, размещенной на Защищенных страницах Сайта. Такое уведомление может быть сделано через Защищенные страницы Сайта.</text:p>
            </text:list-item>
            <text:list-item>
              <text:p text:style-name="P8">При обоюдном акцепте Оферты Заказчиком и Исполнителем Общество посредством программно-технических средств Сайта присваивает Договору внутренний номер и дату, которые незамедлительно доводятся до других Сторон посредством программно-технических средств Сайта через Защищенные страницы Сайта и/или иным доступным способом.</text:p>
            </text:list-item>
            <text:list-item>
              <text:p text:style-name="P8">По запросу Заказчика или Исполнителя в целях подтверждения наличия заключенного между Сторонами Договора Общество со своей стороны может подписать настоящий Договор, указать в нем дату и номер Договора, которые были ему присвоены в соответствии с п. 11.9 Договора, наименование Заказчика и Исполнителя, акцептовавших настоящую Оферту. При этом Общество, <text:span text:style-name="T6">используя базы данных Сайта</text:span>, может подтвердить в подписанном со своей стороны Договоре факт того, что Заказчик или Исполнитель акцептовал настоящую Оферту с помощью программно-технических средств Сайта. Такое подтверждение рассматривается Сторонами как надлежащее доказательство факта заключения настоящего Договора со стороны Заказчика и Исполнителя.</text:p>
            </text:list-item>
            <text:list-item>
              <text:p text:style-name="P8">Подтверждая в соответствии с п. 11.10 Договора факт акцепта настоящей Оферты Заказчиком и (или) Исполнителем и факт заключения настоящего Договора, Общество не является представителем, поверенным, агентом или комиссионером Заказчика или Исполнителя, а выступает исключительно в качестве лица, предоставляющего доказательства заключения с помощью программно-технических средств Сайта настоящего Договора между Обществом, Заказчиком и Исполнителем. </text:p>
            </text:list-item>
            <text:list-item>
              <text:p text:style-name="P8">Экземпляр Договора на бумажном носителе, предоставляемый Заказчику или Исполнителю согласно п. 11.10 Договора, по усмотрению Общества может быть подписан с использованием факсимильного воспроизведения подписи с помощью средств механического или иного копирования. В запросе Заказчика или Исполнителя о предоставлении экземпляра настоящего Договора в письменном виде на бумажном носителе указывается адрес, по которому производится отправка Договора в письменном виде, подписанного Обществом. В таком случае подписанный со стороны Общества Договор направляется посредством почтовой или иной связи Заказчику и/или Исполнителю.</text:p>
            </text:list-item>
            <text:list-item>
              <text:p text:style-name="P8">Настоящий Договор может быть изменен только по соглашению Сторон, а также в одностороннем порядке Обществом. Об изменении Договора Общество обязано уведомить Заказчика и Исполнителя. Договор считается измененным с момента такого уведомления.</text:p>
            </text:list-item>
            <text:list-item>
              <text:p text:style-name="P8"><text:s/>Настоящий Договор может быть расторгнут по согласию всех сторон <text:soft-page-break/>Соглашения, а также в одностороннем порядке Обществом. </text:p>
            </text:list-item>
            <text:list-item>
              <text:p text:style-name="P8">Общество вправе в любое время расторгнуть Договор в одностороннем внесудебном порядке, предварительно уведомив об этом Заказчика и Исполнителя не позднее, чем за два календарных дней до даты предполагаемого расторжения Договора. Такое уведомление может быть сделано через Защищенные страницы Сайта. При расторжении договора Общество обязано возвратить Заказчику Зарезервированную сумму, а также сумму Вознаграждения Общества.</text:p>
            </text:list-item>
          </text:list>
        </text:list-item>
      </text:list>
      <text:p text:style-name="P3"/>
      <text:list xml:id="list1860033537" text:continue-numbering="true" text:style-name="RTF_5f_Num_20_16">
        <text:list-item>
          <text:p text:style-name="P7">Применимое право и порядок разрешения споров</text:p>
        </text:list-item>
      </text:list>
      <text:p text:style-name="P3"/>
      <text:list xml:id="list398355919" text:continue-numbering="true" text:style-name="RTF_5f_Num_20_16">
        <text:list-item>
          <text:list>
            <text:list-item>
              <text:p text:style-name="P8">Договор регулируется и толкуется в соответствии с материальным правом Российской Федерации без учета его коллизионных норм.</text:p>
            </text:list-item>
            <text:list-item>
              <text:p text:style-name="P8">В случае возникновения любых споров или разногласий, связанных с исполнением Договора, Стороны приложат все усилия для их разрешения путем переговоров. Стороны обязуются до обращения в любые органы, разрешающие споры, предпринять все возможные меры для урегулирования любых разногласий в досудебном претензионном порядке в течение срока не менее 40 (сорока) рабочих дней.</text:p>
            </text:list-item>
            <text:list-item>
              <text:p text:style-name="P8">Если возникший спор и разногласия не будут разрешены путем переговоров, они подлежат разрешению в компетентном суде по месту нахождения Общества.</text:p>
            </text:list-item>
          </text:list>
        </text:list-item>
      </text:list>
      <text:p text:style-name="P3"/>
      <text:list xml:id="list1195551873" text:continue-numbering="true" text:style-name="RTF_5f_Num_20_16">
        <text:list-item>
          <text:p text:style-name="P7">Конфиденциальность</text:p>
        </text:list-item>
      </text:list>
      <text:p text:style-name="P3"/>
      <text:list xml:id="list1517477118" text:continue-numbering="true" text:style-name="RTF_5f_Num_20_16">
        <text:list-item>
          <text:list>
            <text:list-item>
              <text:p text:style-name="P8"><text:s/>Общество обязуются соблюдать конфиденциальность в отношении персональных данных Заказчика и Исполнителя, а также иной информации о Заказчике и Исполнителе, ставшей известной Обществу в связи с настоящим Договора, за исключением случаев, когда:</text:p>
              <text:list>
                <text:list-item>
                  <text:p text:style-name="P10"><text:s/>такая информация является общедоступной; </text:p>
                </text:list-item>
                <text:list-item>
                  <text:p text:style-name="P10"><text:s/>информация раскрыта по требованию или с разрешения Заказчика и/или Исполнителя; </text:p>
                </text:list-item>
                <text:list-item>
                  <text:p text:style-name="P10"><text:s/>информация подлежит предоставлению контрагентам в объеме, необходимом для исполнения условий Договора и Соглашения, в частности, в случае, установленном п. 4.10 Договора; </text:p>
                </text:list-item>
                <text:list-item>
                  <text:p text:style-name="P10"><text:s/>информация требует раскрытия по основаниям, предусмотренным действующим законодательством Российской Федерации, или по вызывающим подозрение сделкам, или при поступлении соответствующих запросов суда или уполномоченных органов власти. </text:p>
                </text:list-item>
              </text:list>
            </text:list-item>
            <text:list-item>
              <text:p text:style-name="P8"><text:s/>Стороны принимают на себя обязательства не разглашать полученные в ходе исполнения настоящего Договора сведения, являющиеся конфиденциальными для каждой из Сторон. Под конфиденциальной информацией в настоящем Договоре понимаются не являющиеся общедоступными сведения, разглашение которых может привести к возникновению убытков и/или повлиять на деловую репутацию любой из Сторон, а именно: </text:p>
              <text:list>
                <text:list-item>
                  <text:p text:style-name="P10">информация о переводах, объемах операций; </text:p>
                </text:list-item>
                <text:list-item>
                  <text:p text:style-name="P10">информация, составляющая коммерческую и банковскую тайну. </text:p>
                  <text:p text:style-name="P11">Факт заключения настоящего Договора и предмет Договора не являются конфиденциальной информацией. </text:p>
                </text:list-item>
              </text:list>
            </text:list-item>
            <text:list-item>
              <text:p text:style-name="P9"><text:span text:style-name="T16"><text:s/>Стороны обязуются не разглашать указанную в настоящем пункте информацию третьим лицам, за исключением ответственных лиц Сторон, уполномоченных получать и передавать информацию от имени каждой из </text:span><text:soft-page-break/><text:span text:style-name="T16">Сторон в связи с исполнением обязательств по настоящему Договору. Указанная информация может быть предоставлена третьим лицам только в порядке, установленном действующим законодательством Российской Федерации. В случае прекращения действия настоящего Договора, Стороны обязуются не разглашать и не использовать в своих интересах и/или в интересах третьих лиц информацию, указанную в настоящем пункте, в течение 1 (Одного) года с момента прекращения действия настоящего Договора.</text:span></text:p>
            </text:list-item>
            <text:list-item>
              <text:p text:style-name="P9"><text:span text:style-name="T14"><text:s/>Сторона, </text:span><text:span text:style-name="T16">получившая в целях исполнения своих обязательств по настоящему Договору конфиденциальную информацию, сведения, составляющие коммерческую тайну другой из Сторон, не вправе сообщать эти информацию и сведения третьим лицам без письменного разрешения первой Стороны, за исключением случаев, установленных законом.</text:span></text:p>
            </text:list-item>
            <text:list-item>
              <text:p text:style-name="P8"><text:s/>При нарушении обязанности, предусмотренной в п. 13.4. настоящего Договора, Общество, Заказчик и Исполнитель несут ответственность в соответствии с нормами законодательства Российской Федерации.</text:p>
            </text:list-item>
          </text:list>
        </text:list-item>
      </text:list>
      <text:p text:style-name="P3"/>
      <text:list xml:id="list456279393" text:continue-numbering="true" text:style-name="RTF_5f_Num_20_16">
        <text:list-item>
          <text:p text:style-name="P7">Заключительные положения</text:p>
        </text:list-item>
      </text:list>
      <text:p text:style-name="P3"/>
      <text:list xml:id="list1905287300" text:continue-numbering="true" text:style-name="RTF_5f_Num_20_16">
        <text:list-item>
          <text:list>
            <text:list-item>
              <text:p text:style-name="P8">Стороны направляют все уведомления, обращения и документы через специальные программно-технические средства Сайта, расположенные на Защищенных страницах Сайта. Такие уведомления и обращения сохраняются при помощи программно-технических средств Сайта. Стороны соглашаются, что такие сообщения, уведомления и документы будут считаться надлежащими для целей настоящего Договора (в том числе и в случае, когда было использовано факсимильное воспроизведение подписи), будут приравниваются к письменным документам, подписанным уполномоченными представителями Сторон, и имеют такое же юридическое значение. </text:p>
            </text:list-item>
            <text:list-item>
              <text:p text:style-name="P8">Нажатие Заказчиком и (или) Исполнителем кнопок «Предложить заказ», «Подтвердить заказ», «Зарезервировать», «Обратиться в арбитраж», «Завершить сотрудничество», «Закрыть заказ» и иных кнопок в связи с функционированием онлайн сервиса «Безопасная сделка» являются Аналогами собственноручных подписей и обеспечивают проверку подлинности электронного документа и удостоверение личности лица, его направившего. Использование Аналога собственноручной подписи Заказчика и (или) Исполнителя порождает юридические последствия, аналогичные использованию собственноручных подписей, в соответствии с требованиями применимого права, и все распоряжения, заявления и иные документы, связанные с исполнением условий Договора и удостоверенные аналогом собственноручной подписи, признаются документами в письменной форме. </text:p>
            </text:list-item>
            <text:list-item>
              <text:p text:style-name="P8">В случае возникновения разногласий между Сторонами сведения, которые зафиксированы при помощи технических средств Сайта, имеют преимущественное значение при разрешении таких разногласий. Общество по запросу заинтересованных лиц и/или уполномоченного органа власти предоставляет соответствующие сведения.</text:p>
            </text:list-item>
            <text:list-item>
              <text:p text:style-name="P8">Положения настоящего Договора в части, регулирующей отношения между Заказчиком и Исполнителем, дополняют положения Соглашения и считаются включенными в Соглашение. В случае несоответствия положений настоящего Договора и Соглашения положения настоящего Договора будут иметь преимущественную силу над положениями Соглашения в отношениях между Заказчиком и Исполнителем. </text:p>
            </text:list-item>
            <text:list-item>
              <text:p text:style-name="P8"><text:bookmark-start text:name="_Ref251317569"/>Стороны принимают во внимание и соглашаются, что исполнение, <text:soft-page-break/>неисполнение или ненадлежащее исполнение обязательств по настоящему Договору и/или Соглашению может влиять на статус и/или характеристики зарегистрированного на Сайте лица, через которое действует Заказчик и/или Исполнитель, в соответствии с правилами Сайта, сведения об этом могут отражаться и комментироваться на соответствующих страницах Сайта, использоваться иным образом в связи с функционированием Сайта и его сервисов.<text:bookmark-end text:name="_Ref251317569"/> </text:p>
            </text:list-item>
            <text:list-item>
              <text:p text:style-name="P8">Стороны подтверждают, что по соглашению всех Сторон порядок Осуществления выплаты Стоимости Работы (в том числе соразмерно уменьшенной) и/или возврата Зарезервированной суммы (ее части) может быть изменен по сравнению с тем, что предусмотрено настоящим Договором. В этом случае Осуществление выплаты Стоимости работы (в том числе соразмерно уменьшенной) и (или) возврата Зарезервированной суммы (ее части) будет производиться в соответствии с договоренностями Сторон. </text:p>
            </text:list-item>
            <text:list-item>
              <text:p text:style-name="P8">Заказчик и Исполнитель гарантируют, что пользуются Сайтом в соответствии с условиями и правилами его использования, информация о них на Защищенных страницах Сайта отражена правильным и полным образом, они действуют под собственными, а не вымышленными именами, все действия, совершенные на Сайте под Логином и Паролем, совершаются ими лично или уполномоченными лицами, обязательны и юридически действительны для Заказчика и Исполнителя. Стороны обязуются сообщать друг другу о любом факте несанкционированного разглашения третьим лицам Логина и Пароля.</text:p>
            </text:list-item>
            <text:list-item>
              <text:p text:style-name="P8">При заключении настоящего Договора Заказчик и Исполнитель предоставляют Обществу свои персональные данные и дают согласие на их обработку для целей надлежащего исполнения Обществом его обязательств по настоящему Договору и для целей функционирования Сайта, и заключения аналогичных договоров в будущем. При этом нажатие как Заказчиком на кнопку «Предложить заказ», так и Исполнителем на кнопку «Подтвердить заказ» рассматривается в качестве Аналога собственноручной подписи Заказчика и Исполнителя.</text:p>
            </text:list-item>
            <text:list-item>
              <text:p text:style-name="P8">В случае возникновения у Общества сомнений в достоверности данных, указанных Заказчиком или Исполнителем на Защищенных страницах Сайта и/или предоставленных посредством программно-технических средств Сайта, Общество имеет право запросить копии документов, в том числе нотариально заверенные, позволяющих идентифицировать Заказчика и/или Исполнителя (в частности, но, не ограничиваясь этим, паспорт физического лица, свидетельство о государственной регистрации юридического лица или индивидуального предпринимателя и др.). Пока запрашиваемые Обществом документы не будут предоставлены, Общество имеет право не осуществлять выплату Стоимости Работы (в том числе соразмерно уменьшенной) Исполнителю и (или) не возвращать Зарезервированную сумму Заказчику (ее части). <text:s/>Такая задержка в исполнении не рассматривается в качестве нарушения Обществом сроков, предусмотренных настоящим Договором. </text:p>
            </text:list-item>
            <text:list-item>
              <text:p text:style-name="P8">Исполнитель и Заказчик обязуются самостоятельно соблюдать законодательство о валютном регулировании и валютном контроле, а также таможенное законодательство и обязуются предоставлять все необходимые для этого документы и сведения соответствующим компетентным органам и организациям, другим Сторонам настоящего Договора.</text:p>
            </text:list-item>
            <text:list-item>
              <text:p text:style-name="P8">Заказчик и Исполнитель признают право Общества использовать созданный Исполнителем в процессе выполнения Работы по Соглашению Результат интеллектуальной <text:s/>деятельности и его элементы для их демонстрации на Сайте, для распространения информации о Сайте на других ресурсах в сети Интернет, а также иным образом исключительно в целях рекламы и <text:soft-page-break/>продвижения Сайта. Дополнительное вознаграждение ни Заказчику, ни Исполнителю за это не выплачивается.</text:p>
            </text:list-item>
            <text:list-item>
              <text:p text:style-name="P8">Все расчету по настоящему Договору осуществляются исключительно в валюте Российской Федерации – в рублях.</text:p>
            </text:list-item>
            <text:list-item>
              <text:p text:style-name="P8">Общество вправе без предварительного уведомления Заказчика и Исполнителя приостановить работу Сайта в случае необходимости проведения профилактических работ.</text:p>
            </text:list-item>
            <text:list-item>
              <text:p text:style-name="P8">В случае предъявления третьими лицами любых претензий или требований к Заказчику и (или) Исполнителю в связи с исполнением настоящего Договора и (или) Соглашения, Заказчик и (или) Исполнитель обязаны незамедлительно сообщить об этом Обществу.<text:span text:style-name="T11"> </text:span></text:p>
            </text:list-item>
            <text:list-item>
              <text:p text:style-name="P8">Все изменения к Договору, а также иные соглашения между Сторонами, переписка между ними, уведомления и обращения осуществляются исключительно на русском языке.</text:p>
            </text:list-item>
            <text:list-item>
              <text:p text:style-name="P8">По запросу Заказчика или Исполнителя Общество предоставляет в письменном виде заверенную Обществом распечатку Технического задания, переписку Сторон, совершенную на Защищенных страницах, а также Отчет о рассмотрении обращения Заказчика и (или) Исполнителя. Документы могут быть отправлены Заказчику и (или) Исполнителю посредством почтовой или иной связи. </text:p>
            </text:list-item>
            <text:list-item>
              <text:p text:style-name="P8">По запросу Заказчика Общество, <text:span text:style-name="T6">используя базы данных Сайта</text:span>, может подтвердить факт заключения Соглашения между Заказчиком и Исполнителем. В таком случае Общество направляет Заказчику посредством почтовой или иной связи Соглашение в письменном виде с отметкой Общества о том, что Исполнитель с помощью программно-технических средств акцептовал Оферту на заключение Соглашения. Такое подтверждение признается Сторонами надлежащим доказательством факта заключения Соглашения между Заказчиком и Исполнителем. </text:p>
            </text:list-item>
            <text:list-item>
              <text:p text:style-name="P8"><text:s/>По запросу Исполнителя Общество, <text:span text:style-name="T6">используя базы данных Сайта,</text:span> может подтвердить факт заключения Соглашения между Заказчиком и Исполнителем. В таком случае Общество направляет Исполнителю посредством почтовой или иной связи Соглашение в письменном виде с отметкой Общества о том, что Заказчик с помощью программно-технических средств заключил Соглашение. Такое подтверждение признается Сторонами надлежащим доказательством факта заключения Соглашения между Заказчиком и Исполнителем. </text:p>
            </text:list-item>
            <text:list-item>
              <text:p text:style-name="P8">Подтверждая в соответствии с п.п. 14.17 и 14.18 Договора факт заключения Соглашения, Общество не является представителем, поверенным, агентом или комиссионером Заказчика или Исполнителя, а выступает исключительно в качестве лица, предоставляющего доказательства заключения с помощью программно-технических средств Сайта Соглашения между Заказчиком и Исполнителем. </text:p>
            </text:list-item>
            <text:list-item>
              <text:p text:style-name="P8">Экземпляр документов, предоставляемых Заказчику и Исполнителю согласно п. 14.16, 14.17., 14.18 Договора, по усмотрению Общества может быть подписан с использованием факсимильного воспроизведения подписи с помощью средств механического или иного копирования. В запросе Заказчика или Исполнителя о предоставлении указанных документов в письменном виде на бумажном носителе указывается адрес, по которому производится отправка документов в письменном виде.</text:p>
            </text:list-item>
          </text:list>
        </text:list-item>
      </text:list>
      <text:p text:style-name="P3"/>
      <text:p text:style-name="P3"/>
      <text:p text:style-name="P3"/>
      <text:list xml:id="list769139622" text:continue-numbering="true" text:style-name="RTF_5f_Num_20_16">
        <text:list-item>
          <text:p text:style-name="P7"><text:soft-page-break/>Реквизиты Общества</text:p>
        </text:list-item>
      </text:list>
      <text:p text:style-name="P3"/>
      <text:p text:style-name="P3">Полное наименование: Общество с ограниченной ответственностью «Ваан»</text:p>
      <text:p text:style-name="P3">Сокращенное наименование: ООО «Ваан»</text:p>
      <text:p text:style-name="P3">Юридический адрес: 125040, Москва, улица Нижняя, дом 14, корпус 1</text:p>
      <text:p text:style-name="P3">Почтовый адрес: 129223, Москва, а/я 33</text:p>
      <text:p text:style-name="P3">ИНН 7805399430/ КПП 771401001</text:p>
      <text:p text:style-name="P3">Расчетный счет 40702810787880000803</text:p>
      <text:p text:style-name="P3">в МОСКОВСКИЙ ФИЛИАЛ ПАО РОСБАНК Г. МОСКВА</text:p>
      <text:p text:style-name="P3">Корреспондентский счет 30101810200000000272</text:p>
      <text:p text:style-name="P3">БИК 044552272</text:p>
      <text:p text:style-name="P3">ОКПО 94626823</text:p>
      <text:p text:style-name="P3">ОГРН 5067847040421</text:p>
      <text:p text:style-name="P3">ОКВЭД 52.61.2.</text:p>
      <text:p text:style-name="P3"/>
      <text:p text:style-name="P3"><text:span text:style-name="T7">Генеральный директор: _______________________ // Тарханов В.О.</text:span><text:span text:style-name="T1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 svg:font-family="'Lucida Sans'" style:font-family-generic="swiss"/>
    <style:font-face style:name="Courier New" svg:font-family="'Courier New'" style:font-family-generic="modern" style:font-pitch="fixed"/>
    <style:font-face style:name="Times New Roman" svg:font-family="'Times New Roman',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ru" fo:country="RU" style:letter-kerning="true" style:font-size-asian="12pt" style:language-asian="ru" style:country-asian="RU" style:font-size-complex="12pt" style:language-complex="ru" style:country-complex="RU"/>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ru" fo:country="RU" style:letter-kerning="true" style:font-name-asian="Times New Roman" style:font-size-asian="12pt" style:language-asian="ru" style:country-asian="RU" style:font-name-complex="Times New Roman" style:font-size-complex="12pt" style:language-complex="ru" style:country-complex="R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Стиль_20_Заголовков" style:next-style-name="Text_20_body" style:class="text">
      <style:paragraph-properties fo:text-align="center" style:justify-single-word="false"/>
      <style:text-properties fo:text-transform="uppercas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
    </style:style>
    <style:style style:name="Normal" style:family="paragraph">
      <style:paragraph-properties fo:margin="100%" fo:margin-left="0cm" fo:margin-right="0cm" fo:margin-top="0cm" fo:margin-bottom="0.353cm" fo:line-height="115%" fo:text-align="start" style:justify-single-word="false" fo:text-indent="0cm" style:auto-text-indent="false" style:text-autospace="ideograph-alpha" style:vertical-align="auto"/>
      <style:text-properties style:font-name="Calibri" fo:font-size="11pt" fo:language="ru" fo:country="RU" style:font-name-asian="Calibri" style:font-size-asian="11pt" style:language-asian="en" style:country-asian="US" style:font-name-complex="Calibri" style:font-size-complex="11pt" style:language-complex="ar" style:country-complex="SA"/>
    </style:style>
    <style:style style:name="Стиль_20_Заголовков" style:display-name="Стиль Заголовков" style:family="paragraph" style:parent-style-name="Normal">
      <style:text-properties fo:font-weight="bold" style:font-weight-asian="bold" style:font-weight-complex="bold"/>
    </style:style>
    <style:style style:name="Íóìåðîâàííûå_20_ñïèñêè" style:display-name="Íóìåðîâàííûå ñïèñêè" style:family="paragraph">
      <style:paragraph-properties fo:margin="100%" fo:margin-left="1.251cm" fo:margin-right="0cm" fo:margin-top="0cm" fo:margin-bottom="0cm" fo:line-height="150%" fo:text-align="justify" style:justify-single-word="false" fo:text-indent="1.251cm" style:auto-text-indent="false" style:text-autospace="ideograph-alpha" style:vertical-align="auto"/>
      <style:text-properties fo:font-size="12pt" fo:language="ru" fo:country="RU" style:font-size-asian="12pt" style:language-asian="en" style:country-asian="US" style:font-name-complex="Times New Roman" style:font-size-complex="12pt" style:language-complex="ar" style:country-complex="SA"/>
    </style:style>
    <style:style style:name="Не_20_нумерованные_20_списки" style:display-name="Не нумерованные списки" style:family="paragraph" style:parent-style-name="Heading">
      <style:text-properties fo:font-weight="normal" style:font-weight-asian="normal" style:font-weight-complex="normal"/>
    </style:style>
    <style:style style:name="_31_.Çàãîëîâîê" style:display-name="1.Çàãîëîâîê" style:family="paragraph" style:parent-style-name="Стиль_20_Заголовков">
      <style:paragraph-properties fo:text-align="center" style:justify-single-word="false"/>
      <style:text-properties fo:text-transform="uppercase" style:font-name="Times New Roman" fo:font-size="10pt" style:font-name-asian="Times New Roman" style:font-size-asian="10pt" style:language-asian="en" style:country-asian="NZ" style:font-name-complex="Times New Roman" style:font-size-complex="10pt"/>
    </style:style>
    <style:style style:name="_32_.Íóìåðîâàííûå_20_ñïèñêè" style:display-name="2.Íóìåðîâàííûå ñïèñêè" style:family="paragraph">
      <style:paragraph-properties fo:margin="100%" fo:margin-left="0cm" fo:margin-right="0cm" fo:margin-top="0cm" fo:margin-bottom="0cm" fo:line-height="150%" fo:text-align="justify" style:justify-single-word="false" fo:text-indent="0cm" style:auto-text-indent="false" style:text-autospace="ideograph-alpha" style:vertical-align="auto"/>
      <style:text-properties fo:font-size="12pt" fo:language="ru" fo:country="RU" fo:font-weight="bold" style:font-size-asian="12pt" style:language-asian="en" style:country-asian="US" style:font-weight-asian="bold" style:font-name-complex="Times New Roman" style:font-size-complex="12pt" style:language-complex="ar" style:country-complex="SA" style:font-weight-complex="bold"/>
    </style:style>
    <style:style style:name="_33_.Íå_20_íóìåðîâàííûå_20_ñïèñêè" style:display-name="3.Íå íóìåðîâàííûå ñïèñêè" style:family="paragraph" style:parent-style-name="_31_.Çàãîëîâîê">
      <style:text-properties fo:font-weight="normal" style:font-weight-asian="normal" style:font-weight-complex="normal"/>
    </style:style>
    <style:style style:name="_33_._20_Íóìåðîâàííûå_20_ñïèñêè" style:display-name="3. Íóìåðîâàííûå ñïèñêè" style:family="paragraph" style:parent-style-name="_32_.Íóìåðîâàííûå_20_ñïèñêè">
      <style:text-properties fo:text-transform="uppercase" fo:font-size="10pt" style:text-underline-style="solid" style:text-underline-width="auto" style:text-underline-color="font-color" style:font-size-asian="10pt" style:language-asian="en" style:country-asian="NZ" style:font-size-complex="10pt"/>
    </style:style>
    <style:style style:name="_34_._20_Íóìåðîâàííûé" style:display-name="4. Íóìåðîâàííûé" style:family="paragraph" style:parent-style-name="_33_._20_Íóìåðîâàííûå_20_ñïèñêè">
      <style:text-properties fo:font-variant="normal" fo:text-transform="none" fo:language="en" fo:country="US" fo:font-style="italic" style:text-underline-style="none" style:font-style-asian="italic" style:font-style-complex="italic"/>
    </style:style>
    <style:style style:name="header" style:family="paragraph" style:parent-style-name="Normal">
      <style:paragraph-properties>
        <style:tab-stops>
          <style:tab-stop style:position="7.96cm" style:type="center"/>
          <style:tab-stop style:position="15.921cm" style:type="right"/>
        </style:tab-stops>
      </style:paragraph-properties>
      <style:text-properties style:font-name="Times New Roman" fo:font-size="10pt" style:font-name-asian="Times New Roman" style:font-size-asian="10pt" style:language-asian="en" style:country-asian="NZ" style:font-name-complex="Times New Roman" style:font-size-complex="10pt"/>
    </style:style>
    <style:style style:name="footer" style:family="paragraph" style:parent-style-name="Normal">
      <style:paragraph-properties>
        <style:tab-stops>
          <style:tab-stop style:position="7.96cm" style:type="center"/>
          <style:tab-stop style:position="15.921cm" style:type="right"/>
        </style:tab-stops>
      </style:paragraph-properties>
      <style:text-properties style:font-name="Times New Roman" fo:font-size="10pt" style:font-name-asian="Times New Roman" style:font-size-asian="10pt" style:language-asian="en" style:country-asian="NZ" style:font-name-complex="Times New Roman" style:font-size-complex="10pt"/>
    </style:style>
    <style:style style:name="_33_.Çàãîëîâîê" style:display-name="3.Çàãîëîâîê" style:family="paragraph" style:parent-style-name="Стиль_20_Заголовков">
      <style:paragraph-properties fo:text-align="center" style:justify-single-word="false"/>
      <style:text-properties fo:text-transform="uppercase" style:font-name="Times New Roman" fo:font-size="10pt" style:font-name-asian="Times New Roman" style:font-size-asian="10pt" style:language-asian="en" style:country-asian="NZ" style:font-name-complex="Times New Roman" style:font-size-complex="10pt"/>
    </style:style>
    <style:style style:name="_34_.Íóìåðîâàííûå_20_ñïèñêè" style:display-name="4.Íóìåðîâàííûå ñïèñêè" style:family="paragraph">
      <style:paragraph-properties fo:margin="100%" fo:margin-left="0cm" fo:margin-right="0cm" fo:margin-top="0cm" fo:margin-bottom="0cm" fo:text-align="justify" style:justify-single-word="false" fo:text-indent="0cm" style:auto-text-indent="false" style:text-autospace="ideograph-alpha" style:vertical-align="auto"/>
      <style:text-properties fo:font-size="12pt" fo:language="ru" fo:country="RU" fo:font-weight="bold" style:font-size-asian="12pt" style:language-asian="en" style:country-asian="US" style:font-weight-asian="bold" style:font-name-complex="Times New Roman" style:font-size-complex="12pt" style:language-complex="ar" style:country-complex="SA" style:font-weight-complex="bold"/>
    </style:style>
    <style:style style:name="_35_._20_Íóìåðîâàííûå_20_ñïèñêè" style:display-name="5. Íóìåðîâàííûå ñïèñêè" style:family="paragraph" style:parent-style-name="_34_.Íóìåðîâàííûå_20_ñïèñêè">
      <style:text-properties fo:text-transform="uppercase" fo:font-size="10pt" style:text-underline-style="solid" style:text-underline-width="auto" style:text-underline-color="font-color" style:font-size-asian="10pt" style:language-asian="en" style:country-asian="NZ" style:font-size-complex="10pt"/>
    </style:style>
    <style:style style:name="_36_._20_Íóìåðîâàííûé" style:display-name="6. Íóìåðîâàííûé" style:family="paragraph" style:parent-style-name="_35_._20_Íóìåðîâàííûå_20_ñïèñêè">
      <style:text-properties fo:font-variant="normal" fo:text-transform="none" fo:language="en" fo:country="US" fo:font-style="italic" style:text-underline-style="none" style:font-style-asian="italic" style:font-style-complex="italic"/>
    </style:style>
    <style:style style:name="_32_.Заголовок_20_обычный" style:display-name="2.Заголовок обычный" style:family="paragraph" style:parent-style-name="Normal">
      <style:paragraph-properties fo:text-align="center" style:justify-single-word="false"/>
      <style:text-properties fo:text-transform="uppercase" fo:font-weight="bold" style:font-weight-asian="bold" style:font-weight-complex="bold"/>
    </style:style>
    <style:style style:name="Balloon_20_Text" style:display-name="Balloon Text" style:family="paragraph" style:parent-style-name="Normal">
      <style:text-properties style:font-name="Tahoma" fo:font-size="8pt" style:font-name-asian="Tahoma" style:font-size-asian="8pt" style:language-asian="en" style:country-asian="NZ" style:font-name-complex="Tahoma" style:font-size-complex="8pt"/>
    </style:style>
    <style:style style:name="_33_.Çàãîëîâîê_20_íóìåðîâàííûé" style:display-name="3.Çàãîëîâîê íóìåðîâàííûé" style:family="paragraph" style:parent-style-name="Стиль_20_Заголовков">
      <style:paragraph-properties fo:margin="100%" fo:margin-left="1.27cm" fo:margin-right="0cm" fo:margin-top="0cm" fo:margin-bottom="0cm" fo:text-align="center" style:justify-single-word="false" fo:text-indent="-0.635cm" style:auto-text-indent="false">
        <style:tab-stops/>
      </style:paragraph-properties>
      <style:text-properties fo:text-transform="uppercase" style:font-name="Times New Roman" fo:font-size="10pt" style:font-name-asian="Times New Roman" style:font-size-asian="10pt" style:language-asian="en" style:country-asian="NZ" style:font-name-complex="Times New Roman" style:font-size-complex="10pt"/>
    </style:style>
    <style:style style:name="_34_.Íóìåðîâàííûå_20_ñïèñêè_20_óðîâåí_20_2" style:display-name="4.Íóìåðîâàííûå ñïèñêè óðîâåí 2" style:family="paragraph">
      <style:paragraph-properties fo:margin="100%" fo:margin-left="1.27cm" fo:margin-right="0cm" fo:margin-top="0cm" fo:margin-bottom="0cm" fo:text-align="justify" style:justify-single-word="false" fo:text-indent="-0.635cm" style:auto-text-indent="false" style:text-autospace="ideograph-alpha" style:vertical-align="auto"/>
      <style:text-properties fo:font-size="12pt" fo:language="ru" fo:country="RU" fo:font-weight="bold" style:font-size-asian="12pt" style:language-asian="en" style:country-asian="US" style:font-weight-asian="bold" style:font-name-complex="Times New Roman" style:font-size-complex="12pt" style:language-complex="ar" style:country-complex="SA" style:font-weight-complex="bold"/>
    </style:style>
    <style:style style:name="_35_.Íóìåðîâàííûå_20_ñïèñêè_20_óðîâåí_20_3" style:display-name="5.Íóìåðîâàííûå ñïèñêè óðîâåí 3" style:family="paragraph" style:parent-style-name="_34_.Íóìåðîâàííûå_20_ñïèñêè_20_óðîâåí_20_2">
      <style:paragraph-properties fo:margin="100%" fo:margin-left="1.905cm" fo:margin-right="0cm" fo:margin-top="0cm" fo:margin-bottom="0cm" fo:text-indent="-0.635cm" style:auto-text-indent="false">
        <style:tab-stops/>
      </style:paragraph-properties>
      <style:text-properties fo:text-transform="uppercase" fo:font-size="10pt" style:text-underline-style="solid" style:text-underline-width="auto" style:text-underline-color="font-color" style:font-size-asian="10pt" style:language-asian="en" style:country-asian="NZ" style:font-size-complex="10pt"/>
    </style:style>
    <style:style style:name="_36_.Íóìåðîâàííûå_20_ñïèñêè_20_óðîâåí_20_4" style:display-name="6.Íóìåðîâàííûå ñïèñêè óðîâåí 4" style:family="paragraph" style:parent-style-name="_35_.Íóìåðîâàííûå_20_ñïèñêè_20_óðîâåí_20_3">
      <style:paragraph-properties fo:margin="100%" fo:margin-left="2.54cm" fo:margin-right="0cm" fo:margin-top="0cm" fo:margin-bottom="0cm" fo:text-indent="-0.635cm" style:auto-text-indent="false">
        <style:tab-stops/>
      </style:paragraph-properties>
      <style:text-properties fo:font-variant="normal" fo:text-transform="none" fo:language="en" fo:country="US" fo:font-style="italic" style:text-underline-style="none" style:font-style-asian="italic" style:font-style-complex="italic"/>
    </style:style>
    <style:style style:name="_32_.Заголовок" style:display-name="2.Заголовок" style:family="paragraph" style:parent-style-name="Normal">
      <style:paragraph-properties fo:text-align="center" style:justify-single-word="false"/>
      <style:text-properties fo:text-transform="uppercase" fo:font-weight="bold" style:font-weight-asian="bold" style:font-weight-complex="bold"/>
    </style:style>
    <style:style style:name="annotation_20_text" style:display-name="annotation text" style:family="paragraph" style:parent-style-name="Normal">
      <style:paragraph-properties fo:line-height="100%"/>
      <style:text-properties fo:font-size="10pt" style:font-size-asian="10pt" style:language-asian="en" style:country-asian="NZ" style:font-size-complex="10pt"/>
    </style:style>
    <style:style style:name="annotation_20_subject" style:display-name="annotation subject" style:family="paragraph" style:parent-style-name="annotation_20_text" style:next-style-name="annotation_20_text">
      <style:paragraph-properties fo:line-height="115%"/>
      <style:text-properties fo:font-weight="bold" style:language-asian="en" style:country-asian="US" style:font-weight-asian="bold" style:font-weight-complex="bold"/>
    </style:style>
    <style:style style:name="List_20_Paragraph" style:display-name="List Paragraph" style:family="paragraph" style:parent-style-name="Normal">
      <style:paragraph-properties fo:margin="100%" fo:margin-left="1.27cm" fo:margin-right="0cm" fo:margin-top="0cm" fo:margin-bottom="0cm" fo:text-indent="0cm" style:auto-text-indent="false"/>
    </style:style>
    <style:style style:name="Default" style:family="paragraph">
      <style:paragraph-properties fo:margin="100%" fo:margin-left="0cm" fo:margin-right="0cm" fo:margin-top="0cm" fo:margin-bottom="0cm" fo:text-align="start" style:justify-single-word="false" fo:text-indent="0cm" style:auto-text-indent="false" style:vertical-align="auto"/>
      <style:text-properties fo:color="#000000" fo:font-size="12pt" fo:language="en" fo:country="NZ" style:font-size-asian="12pt" style:language-asian="en" style:country-asian="NZ" style:font-name-complex="Times New Roman" style:font-size-complex="12pt" style:language-complex="ar" style:country-complex="SA"/>
    </style:style>
    <style:style style:name="Normal_20__28_Web_29_" style:display-name="Normal (Web)" style:family="paragraph" style:parent-style-name="Normal">
      <style:paragraph-properties fo:margin-top="0.176cm" fo:margin-bottom="0.176cm" fo:line-height="100%"/>
      <style:text-properties style:font-name="Times New Roman" fo:font-size="12pt" style:font-name-asian="Times New Roman" style:font-size-asian="12pt" style:language-asian="ru" style:country-asian="RU" style:font-name-complex="Times New Roman" style:font-size-complex="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use-window-font-color="true" style:text-line-through-style="none"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RTF_5f_Num_20_4_20_1" style:display-name="RTF_Num 4 1" style:family="text">
      <style:text-properties fo:font-weight="bold" style:font-weight-asian="bold" style:font-name-complex="Times New Roman" style:font-weight-complex="bold"/>
    </style:style>
    <style:style style:name="RTF_5f_Num_20_4_20_2" style:display-name="RTF_Num 4 2" style:family="text">
      <style:text-properties style:use-window-font-color="true" style:font-name-complex="Times New Roman"/>
    </style:style>
    <style:style style:name="RTF_5f_Num_20_4_20_3" style:display-name="RTF_Num 4 3" style:family="text">
      <style:text-properties style:use-window-font-color="true"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RTF_5f_Num_20_6_20_1" style:display-name="RTF_Num 6 1" style:family="text">
      <style:text-properties fo:font-weight="bold" style:font-weight-asian="bold" style:font-name-complex="Times New Roman" style:font-weight-complex="bold"/>
    </style:style>
    <style:style style:name="RTF_5f_Num_20_6_20_2" style:display-name="RTF_Num 6 2" style:family="text">
      <style:text-properties style:use-window-font-color="true" style:font-name-complex="Times New Roman"/>
    </style:style>
    <style:style style:name="RTF_5f_Num_20_6_20_3" style:display-name="RTF_Num 6 3" style:family="text">
      <style:text-properties style:use-window-font-color="true" style:font-name-complex="Times New Roman"/>
    </style:style>
    <style:style style:name="RTF_5f_Num_20_6_20_4" style:display-name="RTF_Num 6 4" style:family="text">
      <style:text-properties style:font-name-complex="Times New Roman"/>
    </style:style>
    <style:style style:name="RTF_5f_Num_20_6_20_5" style:display-name="RTF_Num 6 5" style:family="text">
      <style:text-properties style:font-name-complex="Times New Roman"/>
    </style:style>
    <style:style style:name="RTF_5f_Num_20_6_20_6" style:display-name="RTF_Num 6 6" style:family="text">
      <style:text-properties style:font-name-complex="Times New Roman"/>
    </style:style>
    <style:style style:name="RTF_5f_Num_20_6_20_7" style:display-name="RTF_Num 6 7" style:family="text">
      <style:text-properties style:font-name-complex="Times New Roman"/>
    </style:style>
    <style:style style:name="RTF_5f_Num_20_6_20_8" style:display-name="RTF_Num 6 8" style:family="text">
      <style:text-properties style:font-name-complex="Times New Roman"/>
    </style:style>
    <style:style style:name="RTF_5f_Num_20_6_20_9" style:display-name="RTF_Num 6 9" style:family="text">
      <style:text-properties style:font-name-complex="Times New Roman"/>
    </style:style>
    <style:style style:name="RTF_5f_Num_20_7_20_1" style:display-name="RTF_Num 7 1" style:family="text">
      <style:text-properties style:font-name-complex="Times New Roman"/>
    </style:style>
    <style:style style:name="RTF_5f_Num_20_7_20_2" style:display-name="RTF_Num 7 2" style:family="text">
      <style:text-properties style:font-name-complex="Times New Roman"/>
    </style:style>
    <style:style style:name="RTF_5f_Num_20_7_20_3" style:display-name="RTF_Num 7 3" style:family="text">
      <style:text-properties style:font-name-complex="Times New Roman"/>
    </style:style>
    <style:style style:name="RTF_5f_Num_20_7_20_4" style:display-name="RTF_Num 7 4" style:family="text">
      <style:text-properties style:font-name-complex="Times New Roman"/>
    </style:style>
    <style:style style:name="RTF_5f_Num_20_7_20_5" style:display-name="RTF_Num 7 5" style:family="text">
      <style:text-properties style:font-name-complex="Times New Roman"/>
    </style:style>
    <style:style style:name="RTF_5f_Num_20_7_20_6" style:display-name="RTF_Num 7 6" style:family="text">
      <style:text-properties style:font-name-complex="Times New Roman"/>
    </style:style>
    <style:style style:name="RTF_5f_Num_20_7_20_7" style:display-name="RTF_Num 7 7" style:family="text">
      <style:text-properties style:font-name-complex="Times New Roman"/>
    </style:style>
    <style:style style:name="RTF_5f_Num_20_7_20_8" style:display-name="RTF_Num 7 8" style:family="text">
      <style:text-properties style:font-name-complex="Times New Roman"/>
    </style:style>
    <style:style style:name="RTF_5f_Num_20_7_20_9" style:display-name="RTF_Num 7 9" style:family="text">
      <style:text-properties style:font-name-complex="Times New Roman"/>
    </style:style>
    <style:style style:name="RTF_5f_Num_20_8_20_1" style:display-name="RTF_Num 8 1" style:family="text">
      <style:text-properties style:font-name-complex="Times New Roman"/>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9_20_1" style:display-name="RTF_Num 9 1" style:family="text">
      <style:text-properties fo:font-weight="bold" style:font-weight-asian="bold" style:font-name-complex="Times New Roman" style:font-weight-complex="bold"/>
    </style:style>
    <style:style style:name="RTF_5f_Num_20_9_20_2" style:display-name="RTF_Num 9 2" style:family="text">
      <style:text-properties style:use-window-font-color="true" style:text-line-through-style="none" fo:font-weight="normal" style:font-weight-asian="normal" style:font-name-complex="Times New Roman" style:font-weight-complex="normal"/>
    </style:style>
    <style:style style:name="RTF_5f_Num_20_9_20_3" style:display-name="RTF_Num 9 3" style:family="text">
      <style:text-properties style:use-window-font-color="true" style:font-name-complex="Times New Roman"/>
    </style:style>
    <style:style style:name="RTF_5f_Num_20_9_20_4" style:display-name="RTF_Num 9 4" style:family="text">
      <style:text-properties style:font-name-complex="Times New Roman"/>
    </style:style>
    <style:style style:name="RTF_5f_Num_20_9_20_5" style:display-name="RTF_Num 9 5" style:family="text">
      <style:text-properties style:font-name-complex="Times New Roman"/>
    </style:style>
    <style:style style:name="RTF_5f_Num_20_9_20_6" style:display-name="RTF_Num 9 6" style:family="text">
      <style:text-properties style:font-name-complex="Times New Roman"/>
    </style:style>
    <style:style style:name="RTF_5f_Num_20_9_20_7" style:display-name="RTF_Num 9 7" style:family="text">
      <style:text-properties style:font-name-complex="Times New Roman"/>
    </style:style>
    <style:style style:name="RTF_5f_Num_20_9_20_8" style:display-name="RTF_Num 9 8" style:family="text">
      <style:text-properties style:font-name-complex="Times New Roman"/>
    </style:style>
    <style:style style:name="RTF_5f_Num_20_9_20_9" style:display-name="RTF_Num 9 9" style:family="text">
      <style:text-properties style:font-name-complex="Times New Roman"/>
    </style:style>
    <style:style style:name="RTF_5f_Num_20_10_20_1" style:display-name="RTF_Num 10 1" style:family="text">
      <style:text-properties style:font-name-complex="Times New Roman"/>
    </style:style>
    <style:style style:name="RTF_5f_Num_20_10_20_2" style:display-name="RTF_Num 10 2" style:family="text">
      <style:text-properties style:font-name-complex="Times New Roman"/>
    </style:style>
    <style:style style:name="RTF_5f_Num_20_10_20_3" style:display-name="RTF_Num 10 3" style:family="text">
      <style:text-properties style:font-name-complex="Times New Roman"/>
    </style:style>
    <style:style style:name="RTF_5f_Num_20_10_20_4" style:display-name="RTF_Num 10 4" style:family="text">
      <style:text-properties style:font-name-complex="Times New Roman"/>
    </style:style>
    <style:style style:name="RTF_5f_Num_20_10_20_5" style:display-name="RTF_Num 10 5" style:family="text">
      <style:text-properties style:font-name-complex="Times New Roman"/>
    </style:style>
    <style:style style:name="RTF_5f_Num_20_10_20_6" style:display-name="RTF_Num 10 6" style:family="text">
      <style:text-properties style:font-name-complex="Times New Roman"/>
    </style:style>
    <style:style style:name="RTF_5f_Num_20_10_20_7" style:display-name="RTF_Num 10 7" style:family="text">
      <style:text-properties style:font-name-complex="Times New Roman"/>
    </style:style>
    <style:style style:name="RTF_5f_Num_20_10_20_8" style:display-name="RTF_Num 10 8" style:family="text">
      <style:text-properties style:font-name-complex="Times New Roman"/>
    </style:style>
    <style:style style:name="RTF_5f_Num_20_10_20_9" style:display-name="RTF_Num 10 9" style:family="text">
      <style:text-properties style:font-name-complex="Times New Roman"/>
    </style:style>
    <style:style style:name="RTF_5f_Num_20_11_20_1" style:display-name="RTF_Num 11 1" style:family="text">
      <style:text-properties style:font-name-complex="Times New Roman"/>
    </style:style>
    <style:style style:name="RTF_5f_Num_20_11_20_2" style:display-name="RTF_Num 11 2" style:family="text">
      <style:text-properties style:font-name-complex="Times New Roman"/>
    </style:style>
    <style:style style:name="RTF_5f_Num_20_11_20_3" style:display-name="RTF_Num 11 3" style:family="text">
      <style:text-properties style:font-name-complex="Times New Roman"/>
    </style:style>
    <style:style style:name="RTF_5f_Num_20_11_20_4" style:display-name="RTF_Num 11 4" style:family="text">
      <style:text-properties style:font-name-complex="Times New Roman"/>
    </style:style>
    <style:style style:name="RTF_5f_Num_20_11_20_5" style:display-name="RTF_Num 11 5" style:family="text">
      <style:text-properties style:font-name-complex="Times New Roman"/>
    </style:style>
    <style:style style:name="RTF_5f_Num_20_11_20_6" style:display-name="RTF_Num 11 6" style:family="text">
      <style:text-properties style:font-name-complex="Times New Roman"/>
    </style:style>
    <style:style style:name="RTF_5f_Num_20_11_20_7" style:display-name="RTF_Num 11 7" style:family="text">
      <style:text-properties style:font-name-complex="Times New Roman"/>
    </style:style>
    <style:style style:name="RTF_5f_Num_20_11_20_8" style:display-name="RTF_Num 11 8" style:family="text">
      <style:text-properties style:font-name-complex="Times New Roman"/>
    </style:style>
    <style:style style:name="RTF_5f_Num_20_11_20_9" style:display-name="RTF_Num 11 9" style:family="text">
      <style:text-properties style:font-name-complex="Times New Roman"/>
    </style:style>
    <style:style style:name="RTF_5f_Num_20_12_20_1" style:display-name="RTF_Num 12 1" style:family="text">
      <style:text-properties fo:font-weight="bold" style:font-weight-asian="bold" style:font-name-complex="Times New Roman" style:font-weight-complex="bold"/>
    </style:style>
    <style:style style:name="RTF_5f_Num_20_12_20_2" style:display-name="RTF_Num 12 2" style:family="text">
      <style:text-properties style:use-window-font-color="true" style:text-line-through-style="none" fo:font-weight="normal" style:font-weight-asian="normal" style:font-name-complex="Times New Roman" style:font-weight-complex="normal"/>
    </style:style>
    <style:style style:name="RTF_5f_Num_20_12_20_3" style:display-name="RTF_Num 12 3" style:family="text">
      <style:text-properties style:use-window-font-color="true"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fo:font-weight="bold" style:font-weight-asian="bold" style:font-name-complex="Times New Roman" style:font-weight-complex="bold"/>
    </style:style>
    <style:style style:name="RTF_5f_Num_20_13_20_2" style:display-name="RTF_Num 13 2" style:family="text">
      <style:text-properties style:use-window-font-color="true" style:text-line-through-style="none" fo:font-weight="normal" style:font-weight-asian="normal" style:font-name-complex="Times New Roman" style:font-weight-complex="normal"/>
    </style:style>
    <style:style style:name="RTF_5f_Num_20_13_20_3" style:display-name="RTF_Num 13 3" style:family="text">
      <style:text-properties style:use-window-font-color="true"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fo:font-weight="bold" style:font-weight-asian="bold" style:font-name-complex="Times New Roman" style:font-weight-complex="bold"/>
    </style:style>
    <style:style style:name="RTF_5f_Num_20_14_20_2" style:display-name="RTF_Num 14 2" style:family="text">
      <style:text-properties style:use-window-font-color="true" style:text-line-through-style="none" fo:font-weight="normal" style:font-weight-asian="normal" style:font-name-complex="Times New Roman" style:font-weight-complex="normal"/>
    </style:style>
    <style:style style:name="RTF_5f_Num_20_14_20_3" style:display-name="RTF_Num 14 3" style:family="text">
      <style:text-properties style:use-window-font-color="true" style:font-name-complex="Times New Roman"/>
    </style:style>
    <style:style style:name="RTF_5f_Num_20_14_20_4" style:display-name="RTF_Num 14 4" style:family="text">
      <style:text-properties style:font-name-complex="Times New Roman"/>
    </style:style>
    <style:style style:name="RTF_5f_Num_20_14_20_5" style:display-name="RTF_Num 14 5" style:family="text">
      <style:text-properties style:font-name-complex="Times New Roman"/>
    </style:style>
    <style:style style:name="RTF_5f_Num_20_14_20_6" style:display-name="RTF_Num 14 6" style:family="text">
      <style:text-properties style:font-name-complex="Times New Roman"/>
    </style:style>
    <style:style style:name="RTF_5f_Num_20_14_20_7" style:display-name="RTF_Num 14 7" style:family="text">
      <style:text-properties style:font-name-complex="Times New Roman"/>
    </style:style>
    <style:style style:name="RTF_5f_Num_20_14_20_8" style:display-name="RTF_Num 14 8" style:family="text">
      <style:text-properties style:font-name-complex="Times New Roman"/>
    </style:style>
    <style:style style:name="RTF_5f_Num_20_14_20_9" style:display-name="RTF_Num 14 9" style:family="text">
      <style:text-properties style:font-name-complex="Times New Roman"/>
    </style:style>
    <style:style style:name="RTF_5f_Num_20_15_20_1" style:display-name="RTF_Num 15 1"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RTF_5f_Num_20_15_20_2" style:display-name="RTF_Num 15 2"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RTF_5f_Num_20_15_20_3" style:display-name="RTF_Num 15 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RTF_5f_Num_20_15_20_4" style:display-name="RTF_Num 15 4"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RTF_5f_Num_20_15_20_5" style:display-name="RTF_Num 15 5"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RTF_5f_Num_20_15_20_6" style:display-name="RTF_Num 15 6"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RTF_5f_Num_20_15_20_7" style:display-name="RTF_Num 15 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RTF_5f_Num_20_15_20_8" style:display-name="RTF_Num 15 8"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RTF_5f_Num_20_15_20_9" style:display-name="RTF_Num 15 9"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RTF_5f_Num_20_16_20_1" style:display-name="RTF_Num 16 1" style:family="text">
      <style:text-properties fo:font-weight="bold" style:font-weight-asian="bold" style:font-name-complex="Times New Roman" style:font-weight-complex="bold"/>
    </style:style>
    <style:style style:name="RTF_5f_Num_20_16_20_2" style:display-name="RTF_Num 16 2" style:family="text">
      <style:text-properties style:use-window-font-color="true" style:text-line-through-style="none" style:font-name="Arial" fo:font-weight="normal" style:font-weight-asian="normal" style:font-name-complex="Times New Roman" style:font-weight-complex="normal"/>
    </style:style>
    <style:style style:name="RTF_5f_Num_20_16_20_3" style:display-name="RTF_Num 16 3" style:family="text">
      <style:text-properties style:use-window-font-color="true" style:font-name="Arial"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fo:font-weight="bold" style:font-weight-asian="bold" style:font-name-complex="Times New Roman" style:font-weight-complex="bold"/>
    </style:style>
    <style:style style:name="RTF_5f_Num_20_17_20_2" style:display-name="RTF_Num 17 2" style:family="text">
      <style:text-properties style:use-window-font-color="true" style:font-name-complex="Times New Roman"/>
    </style:style>
    <style:style style:name="RTF_5f_Num_20_17_20_3" style:display-name="RTF_Num 17 3" style:family="text">
      <style:text-properties style:use-window-font-color="true"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fo:font-weight="bold" style:font-weight-asian="bold" style:font-name-complex="Times New Roman" style:font-weight-complex="bold"/>
    </style:style>
    <style:style style:name="RTF_5f_Num_20_18_20_2" style:display-name="RTF_Num 18 2" style:family="text">
      <style:text-properties style:use-window-font-color="true" style:text-line-through-style="none" fo:font-weight="normal" style:font-weight-asian="normal" style:font-name-complex="Times New Roman" style:font-weight-complex="normal"/>
    </style:style>
    <style:style style:name="RTF_5f_Num_20_18_20_3" style:display-name="RTF_Num 18 3" style:family="text">
      <style:text-properties style:use-window-font-color="true" style:font-name-complex="Times New Roman"/>
    </style:style>
    <style:style style:name="RTF_5f_Num_20_18_20_4" style:display-name="RTF_Num 18 4" style:family="text">
      <style:text-properties style:font-name-complex="Times New Roman"/>
    </style:style>
    <style:style style:name="RTF_5f_Num_20_18_20_5" style:display-name="RTF_Num 18 5" style:family="text">
      <style:text-properties style:font-name-complex="Times New Roman"/>
    </style:style>
    <style:style style:name="RTF_5f_Num_20_18_20_6" style:display-name="RTF_Num 18 6" style:family="text">
      <style:text-properties style:font-name-complex="Times New Roman"/>
    </style:style>
    <style:style style:name="RTF_5f_Num_20_18_20_7" style:display-name="RTF_Num 18 7" style:family="text">
      <style:text-properties style:font-name-complex="Times New Roman"/>
    </style:style>
    <style:style style:name="RTF_5f_Num_20_18_20_8" style:display-name="RTF_Num 18 8" style:family="text">
      <style:text-properties style:font-name-complex="Times New Roman"/>
    </style:style>
    <style:style style:name="RTF_5f_Num_20_18_20_9" style:display-name="RTF_Num 18 9" style:family="text">
      <style:text-properties style:font-name-complex="Times New Roman"/>
    </style:style>
    <style:style style:name="RTF_5f_Num_20_19_20_1" style:display-name="RTF_Num 19 1" style:family="text">
      <style:text-properties fo:font-weight="bold" style:font-weight-asian="bold" style:font-name-complex="Times New Roman" style:font-weight-complex="bold"/>
    </style:style>
    <style:style style:name="RTF_5f_Num_20_19_20_2" style:display-name="RTF_Num 19 2" style:family="text">
      <style:text-properties style:use-window-font-color="true" style:text-line-through-style="none" fo:font-weight="normal" style:font-weight-asian="normal" style:font-name-complex="Times New Roman" style:font-weight-complex="normal"/>
    </style:style>
    <style:style style:name="RTF_5f_Num_20_19_20_3" style:display-name="RTF_Num 19 3" style:family="text">
      <style:text-properties style:use-window-font-color="true"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RTF_5f_Num_20_21_20_1" style:display-name="RTF_Num 21 1" style:family="text">
      <style:text-properties style:use-window-font-color="true" style:font-name-complex="Times New Roman"/>
    </style:style>
    <style:style style:name="RTF_5f_Num_20_21_20_2" style:display-name="RTF_Num 21 2" style:family="text">
      <style:text-properties style:use-window-font-color="true" fo:font-weight="normal" style:font-weight-asian="normal" style:font-name-complex="Times New Roman" style:font-weight-complex="normal"/>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fo:font-weight="bold" style:font-weight-asian="bold" style:font-name-complex="Times New Roman" style:font-weight-complex="bold"/>
    </style:style>
    <style:style style:name="RTF_5f_Num_20_22_20_2" style:display-name="RTF_Num 22 2" style:family="text">
      <style:text-properties style:use-window-font-color="true" style:font-name-complex="Times New Roman"/>
    </style:style>
    <style:style style:name="RTF_5f_Num_20_22_20_3" style:display-name="RTF_Num 22 3" style:family="text">
      <style:text-properties style:use-window-font-color="true"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RTF_5f_Num_20_23_20_1" style:display-name="RTF_Num 23 1" style:family="text">
      <style:text-properties fo:text-transform="uppercase" style:use-window-font-color="true" style:text-outline="false" style:text-line-through-style="none" style:text-position="0% 100%"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font-relief="engraved" text:display="true"/>
    </style:style>
    <style:style style:name="RTF_5f_Num_20_23_20_2" style:display-name="RTF_Num 23 2" style:family="text">
      <style:text-properties fo:font-variant="normal" fo:text-transform="none" style:text-outline="false" style:text-line-through-style="none" style:text-position="0% 100%" style:font-name="Times New Roman" fo:font-size="12pt" fo:font-style="normal" fo:text-shadow="none" fo:font-weight="bold" style:font-name-asian="Times New Roman" style:font-size-asian="12pt" style:font-style-asian="normal" style:font-weight-asian="bold" style:font-name-complex="Times New Roman" style:font-size-complex="12pt" style:font-style-complex="normal" style:font-weight-complex="bold" style:font-relief="engraved" text:display="true"/>
    </style:style>
    <style:style style:name="RTF_5f_Num_20_23_20_3" style:display-name="RTF_Num 23 3" style:family="text">
      <style:text-properties fo:font-variant="normal" fo:text-transform="none" style:use-window-font-color="true" style:text-outline="false" style:text-line-through-style="none" style:text-position="0% 100%" style:font-name="Times New Roman" fo:font-size="12pt" fo:font-style="normal" fo:text-shadow="none" style:text-underline-style="solid" style:text-underline-width="auto" style:text-underline-color="font-color" fo:font-weight="bold" style:font-name-asian="Times New Roman" style:font-size-asian="12pt" style:font-style-asian="normal" style:font-weight-asian="bold" style:font-name-complex="Times New Roman" style:font-size-complex="12pt" style:font-style-complex="normal" style:font-weight-complex="bold" style:font-relief="engraved" text:display="true"/>
    </style:style>
    <style:style style:name="RTF_5f_Num_20_23_20_4" style:display-name="RTF_Num 23 4" style:family="text">
      <style:text-properties fo:font-variant="normal" fo:text-transform="none" style:text-outline="false" style:text-line-through-style="none" style:text-position="0% 100%"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font-relief="engraved" text:display="true"/>
    </style:style>
    <style:style style:name="RTF_5f_Num_20_23_20_5" style:display-name="RTF_Num 23 5" style:family="text">
      <style:text-properties style:font-name-complex="Times New Roman"/>
    </style:style>
    <style:style style:name="RTF_5f_Num_20_23_20_6" style:display-name="RTF_Num 23 6" style:family="text">
      <style:text-properties style:font-name-complex="Times New Roman"/>
    </style:style>
    <style:style style:name="RTF_5f_Num_20_23_20_7" style:display-name="RTF_Num 23 7" style:family="text">
      <style:text-properties style:font-name-complex="Times New Roman"/>
    </style:style>
    <style:style style:name="RTF_5f_Num_20_23_20_8" style:display-name="RTF_Num 23 8" style:family="text">
      <style:text-properties style:font-name-complex="Times New Roman"/>
    </style:style>
    <style:style style:name="RTF_5f_Num_20_23_20_9" style:display-name="RTF_Num 23 9" style:family="text">
      <style:text-properties style:font-name-complex="Times New Roman"/>
    </style:style>
    <style:style style:name="Default_20_Paragraph_20_Font" style:display-name="Default Paragraph Font" style:family="text"/>
    <style:style style:name="_31_.Çàãîëîâîê_20_Çíàê" style:display-name="1.Çàãîëîâîê Çíàê" style:family="text">
      <style:text-properties fo:text-transform="uppercase" fo:font-weight="bold" style:font-weight-asian="bold" style:font-weight-complex="bold"/>
    </style:style>
    <style:style style:name="_33_._20_Íóìåðîâàííûå_20_ñïèñêè_20_Çíàê" style:display-name="3. Íóìåðîâàííûå ñïèñêè Çíàê" style:family="text">
      <style:text-properties fo:text-transform="uppercase" style:text-underline-style="solid" style:text-underline-width="auto" style:text-underline-color="font-color" fo:font-weight="bold" style:font-weight-asian="bold" style:font-weight-complex="bold"/>
    </style:style>
    <style:style style:name="Âåðõíèé_20_êîëîíòèòóë_20_Çíàê" style:display-name="Âåðõíèé êîëîíòèòóë Çíàê" style:family="text" style:parent-style-name="Default_20_Paragraph_20_Font">
      <style:text-properties fo:font-size="10pt" style:font-size-asian="10pt" style:font-name-complex="Times New Roman" style:font-size-complex="10pt"/>
    </style:style>
    <style:style style:name="Íèæíèé_20_êîëîíòèòóë_20_Çíàê" style:display-name="Íèæíèé êîëîíòèòóë Çíàê" style:family="text" style:parent-style-name="Default_20_Paragraph_20_Font">
      <style:text-properties fo:font-size="10pt" style:font-size-asian="10pt" style:font-name-complex="Times New Roman" style:font-size-complex="10pt"/>
    </style:style>
    <style:style style:name="_33_.Çàãîëîâîê_20_Çíàê" style:display-name="3.Çàãîëîâîê Çíàê" style:family="text">
      <style:text-properties fo:text-transform="uppercase" fo:font-weight="bold" style:font-weight-asian="bold" style:font-weight-complex="bold"/>
    </style:style>
    <style:style style:name="_35_._20_Íóìåðîâàííûå_20_ñïèñêè_20_Çíàê" style:display-name="5. Íóìåðîâàííûå ñïèñêè Çíàê" style:family="text">
      <style:text-properties fo:text-transform="uppercase" style:text-underline-style="solid" style:text-underline-width="auto" style:text-underline-color="font-color" fo:font-weight="bold" style:font-weight-asian="bold" style:font-weight-complex="bold"/>
    </style:style>
    <style:style style:name="Текст_20_выноски_20_Знак" style:display-name="Текст выноски Знак" style:family="text" style:parent-style-name="Default_20_Paragraph_20_Font">
      <style:text-properties style:font-name="Tahoma" fo:font-size="8pt" style:font-name-asian="Tahoma" style:font-size-asian="8pt" style:font-name-complex="Tahoma" style:font-size-complex="8pt"/>
    </style:style>
    <style:style style:name="_33_.Çàãîëîâîê_20_íóìåðîâàííûé_20_Çíàê" style:display-name="3.Çàãîëîâîê íóìåðîâàííûé Çíàê" style:family="text">
      <style:text-properties fo:text-transform="uppercase" fo:language="ru" fo:country="RU" fo:font-weight="bold" style:language-asian="zxx" style:country-asian="none" style:font-weight-asian="bold" style:font-weight-complex="bold"/>
    </style:style>
    <style:style style:name="_35_.Íóìåðîâàííûå_20_ñïèñêè_20_óðîâåí_20_3_20_Çíàê" style:display-name="5.Íóìåðîâàííûå ñïèñêè óðîâåí 3 Çíàê" style:family="text">
      <style:text-properties fo:text-transform="uppercase" fo:language="ru" fo:country="RU" style:text-underline-style="solid" style:text-underline-width="auto" style:text-underline-color="font-color" fo:font-weight="bold" style:language-asian="zxx" style:country-asian="none" style:font-weight-asian="bold" style:font-weight-complex="bold"/>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Текст_20_примечания_20_Знак" style:display-name="Текст примечания Знак" style:family="text" style:parent-style-name="Default_20_Paragraph_20_Font">
      <style:text-properties style:font-name="Calibri" fo:font-size="10pt" style:font-name-asian="Calibri" style:font-size-asian="10pt" style:font-name-complex="Calibri" style:font-size-complex="10pt"/>
    </style:style>
    <style:style style:name="Тема_20_примечания_20_Знак" style:display-name="Тема примечания Знак" style:family="text" style:parent-style-name="Текст_20_примечания_20_Знак">
      <style:text-properties fo:language="zxx" fo:country="none" fo:font-weight="bold" style:language-asian="en" style:country-asian="US"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text:start-value="7">
        <style:list-level-properties text:space-before="0.635cm" text:min-label-width="0.635cm"/>
      </text:list-level-style-number>
      <text:list-level-style-number text:level="2" text:style-name="RTF_5f_Num_20_2_20_2" style:num-suffix="." style:num-format="1" text:display-levels="2">
        <style:list-level-properties text:space-before="1cm" text:min-label-width="0.635cm"/>
      </text:list-level-style-number>
      <text:list-level-style-number text:level="3" text:style-name="RTF_5f_Num_20_2_20_3" style:num-suffix="." style:num-format="1" text:display-levels="3">
        <style:list-level-properties text:space-before="1.365cm" text:min-label-width="1.27cm"/>
      </text:list-level-style-number>
      <text:list-level-style-number text:level="4" text:style-name="RTF_5f_Num_20_2_20_4" style:num-suffix="." style:num-format="1" text:display-levels="4">
        <style:list-level-properties text:space-before="1.73cm" text:min-label-width="1.27cm"/>
      </text:list-level-style-number>
      <text:list-level-style-number text:level="5" text:style-name="RTF_5f_Num_20_2_20_5" style:num-suffix="." style:num-format="1" text:display-levels="5">
        <style:list-level-properties text:space-before="2.096cm" text:min-label-width="1.905cm"/>
      </text:list-level-style-number>
      <text:list-level-style-number text:level="6" text:style-name="RTF_5f_Num_20_2_20_6" style:num-suffix="." style:num-format="1" text:display-levels="6">
        <style:list-level-properties text:space-before="2.461cm" text:min-label-width="1.905cm"/>
      </text:list-level-style-number>
      <text:list-level-style-number text:level="7" text:style-name="RTF_5f_Num_20_2_20_7" style:num-suffix="." style:num-format="1" text:display-levels="7">
        <style:list-level-properties text:space-before="2.826cm" text:min-label-width="2.54cm"/>
      </text:list-level-style-number>
      <text:list-level-style-number text:level="8" text:style-name="RTF_5f_Num_20_2_20_8" style:num-suffix="." style:num-format="1" text:display-levels="8">
        <style:list-level-properties text:space-before="3.191cm" text:min-label-width="2.54cm"/>
      </text:list-level-style-number>
      <text:list-level-style-number text:level="9" text:style-name="RTF_5f_Num_20_2_20_9" style:num-suffix="." style:num-format="1" text:display-levels="9">
        <style:list-level-properties text:space-before="3.556cm" text:min-label-width="3.17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text:start-value="2">
        <style:list-level-properties text:min-label-width="0.635cm"/>
      </text:list-level-style-number>
      <text:list-level-style-number text:level="2" text:style-name="RTF_5f_Num_20_3_20_2" style:num-suffix="." style:num-format="1" text:display-levels="2">
        <style:list-level-properties text:space-before="0.953cm" text:min-label-width="0.635cm"/>
      </text:list-level-style-number>
      <text:list-level-style-number text:level="3" text:style-name="RTF_5f_Num_20_3_20_3" style:num-suffix="." style:num-format="1" text:display-levels="3">
        <style:list-level-properties text:space-before="1.905cm" text:min-label-width="1.27cm"/>
      </text:list-level-style-number>
      <text:list-level-style-number text:level="4" text:style-name="RTF_5f_Num_20_3_20_4" style:num-suffix="." style:num-format="1" text:display-levels="4">
        <style:list-level-properties text:space-before="2.858cm" text:min-label-width="1.27cm"/>
      </text:list-level-style-number>
      <text:list-level-style-number text:level="5" text:style-name="RTF_5f_Num_20_3_20_5" style:num-suffix="." style:num-format="1" text:display-levels="5">
        <style:list-level-properties text:space-before="3.81cm" text:min-label-width="1.905cm"/>
      </text:list-level-style-number>
      <text:list-level-style-number text:level="6" text:style-name="RTF_5f_Num_20_3_20_6" style:num-suffix="." style:num-format="1" text:display-levels="6">
        <style:list-level-properties text:space-before="4.763cm" text:min-label-width="1.905cm"/>
      </text:list-level-style-number>
      <text:list-level-style-number text:level="7" text:style-name="RTF_5f_Num_20_3_20_7" style:num-suffix="." style:num-format="1" text:display-levels="7">
        <style:list-level-properties text:space-before="5.715cm" text:min-label-width="2.54cm"/>
      </text:list-level-style-number>
      <text:list-level-style-number text:level="8" text:style-name="RTF_5f_Num_20_3_20_8" style:num-suffix="." style:num-format="1" text:display-levels="8">
        <style:list-level-properties text:space-before="6.668cm" text:min-label-width="2.54cm"/>
      </text:list-level-style-number>
      <text:list-level-style-number text:level="9" text:style-name="RTF_5f_Num_20_3_20_9" style:num-suffix="." style:num-format="1" text:display-levels="9">
        <style:list-level-properties text:space-before="7.62cm" text:min-label-width="3.17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min-label-width="0.635cm"/>
      </text:list-level-style-number>
      <text:list-level-style-number text:level="2" text:style-name="RTF_5f_Num_20_4_20_2" style:num-suffix="." style:num-format="1" text:display-levels="2">
        <style:list-level-properties text:space-before="0.751cm" text:min-label-width="0.762cm"/>
      </text:list-level-style-number>
      <text:list-level-style-number text:level="3" text:style-name="RTF_5f_Num_20_4_20_3" style:num-suffix="." style:num-format="1" text:display-levels="3">
        <style:list-level-properties text:space-before="10.253cm" text:min-label-width="0.889cm"/>
      </text:list-level-style-number>
      <text:list-level-style-number text:level="4" text:style-name="RTF_5f_Num_20_4_20_4" style:num-suffix="." style:num-format="1" text:display-levels="4">
        <style:list-level-properties text:space-before="1.905cm" text:min-label-width="1.143cm"/>
      </text:list-level-style-number>
      <text:list-level-style-number text:level="5" text:style-name="RTF_5f_Num_20_4_20_5" style:num-suffix="." style:num-format="1" text:display-levels="5">
        <style:list-level-properties text:space-before="2.54cm" text:min-label-width="1.397cm"/>
      </text:list-level-style-number>
      <text:list-level-style-number text:level="6" text:style-name="RTF_5f_Num_20_4_20_6" style:num-suffix="." style:num-format="1" text:display-levels="6">
        <style:list-level-properties text:space-before="3.175cm" text:min-label-width="1.651cm"/>
      </text:list-level-style-number>
      <text:list-level-style-number text:level="7" text:style-name="RTF_5f_Num_20_4_20_7" style:num-suffix="." style:num-format="1" text:display-levels="7">
        <style:list-level-properties text:space-before="3.81cm" text:min-label-width="1.905cm"/>
      </text:list-level-style-number>
      <text:list-level-style-number text:level="8" text:style-name="RTF_5f_Num_20_4_20_8" style:num-suffix="." style:num-format="1" text:display-levels="8">
        <style:list-level-properties text:space-before="4.445cm" text:min-label-width="2.159cm"/>
      </text:list-level-style-number>
      <text:list-level-style-number text:level="9" text:style-name="RTF_5f_Num_20_4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text:start-value="7">
        <style:list-level-properties text:min-label-width="0.635cm"/>
      </text:list-level-style-number>
      <text:list-level-style-number text:level="2" text:style-name="RTF_5f_Num_20_5_20_2" style:num-suffix="." style:num-format="1" text:display-levels="2">
        <style:list-level-properties text:space-before="0.953cm" text:min-label-width="0.635cm"/>
      </text:list-level-style-number>
      <text:list-level-style-number text:level="3" text:style-name="RTF_5f_Num_20_5_20_3" style:num-suffix="." style:num-format="1" text:display-levels="3">
        <style:list-level-properties text:space-before="1.905cm" text:min-label-width="1.27cm"/>
      </text:list-level-style-number>
      <text:list-level-style-number text:level="4" text:style-name="RTF_5f_Num_20_5_20_4" style:num-suffix="." style:num-format="1" text:display-levels="4">
        <style:list-level-properties text:space-before="2.858cm" text:min-label-width="1.27cm"/>
      </text:list-level-style-number>
      <text:list-level-style-number text:level="5" text:style-name="RTF_5f_Num_20_5_20_5" style:num-suffix="." style:num-format="1" text:display-levels="5">
        <style:list-level-properties text:space-before="3.81cm" text:min-label-width="1.905cm"/>
      </text:list-level-style-number>
      <text:list-level-style-number text:level="6" text:style-name="RTF_5f_Num_20_5_20_6" style:num-suffix="." style:num-format="1" text:display-levels="6">
        <style:list-level-properties text:space-before="4.763cm" text:min-label-width="1.905cm"/>
      </text:list-level-style-number>
      <text:list-level-style-number text:level="7" text:style-name="RTF_5f_Num_20_5_20_7" style:num-suffix="." style:num-format="1" text:display-levels="7">
        <style:list-level-properties text:space-before="5.715cm" text:min-label-width="2.54cm"/>
      </text:list-level-style-number>
      <text:list-level-style-number text:level="8" text:style-name="RTF_5f_Num_20_5_20_8" style:num-suffix="." style:num-format="1" text:display-levels="8">
        <style:list-level-properties text:space-before="6.668cm" text:min-label-width="2.54cm"/>
      </text:list-level-style-number>
      <text:list-level-style-number text:level="9" text:style-name="RTF_5f_Num_20_5_20_9" style:num-suffix="." style:num-format="1" text:display-levels="9">
        <style:list-level-properties text:space-before="7.62cm" text:min-label-width="3.17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1" text:display-levels="2">
        <style:list-level-properties text:space-before="0.751cm" text:min-label-width="0.762cm"/>
      </text:list-level-style-number>
      <text:list-level-style-number text:level="3" text:style-name="RTF_5f_Num_20_6_20_3" style:num-suffix="." style:num-format="1" text:display-levels="3">
        <style:list-level-properties text:space-before="10.253cm" text:min-label-width="0.889cm"/>
      </text:list-level-style-number>
      <text:list-level-style-number text:level="4" text:style-name="RTF_5f_Num_20_6_20_4" style:num-suffix="." style:num-format="1" text:display-levels="4">
        <style:list-level-properties text:space-before="1.905cm" text:min-label-width="1.143cm"/>
      </text:list-level-style-number>
      <text:list-level-style-number text:level="5" text:style-name="RTF_5f_Num_20_6_20_5" style:num-suffix="." style:num-format="1" text:display-levels="5">
        <style:list-level-properties text:space-before="2.54cm" text:min-label-width="1.397cm"/>
      </text:list-level-style-number>
      <text:list-level-style-number text:level="6" text:style-name="RTF_5f_Num_20_6_20_6" style:num-suffix="." style:num-format="1" text:display-levels="6">
        <style:list-level-properties text:space-before="3.175cm" text:min-label-width="1.651cm"/>
      </text:list-level-style-number>
      <text:list-level-style-number text:level="7" text:style-name="RTF_5f_Num_20_6_20_7" style:num-suffix="." style:num-format="1" text:display-levels="7">
        <style:list-level-properties text:space-before="3.81cm" text:min-label-width="1.905cm"/>
      </text:list-level-style-number>
      <text:list-level-style-number text:level="8" text:style-name="RTF_5f_Num_20_6_20_8" style:num-suffix="." style:num-format="1" text:display-levels="8">
        <style:list-level-properties text:space-before="4.445cm" text:min-label-width="2.159cm"/>
      </text:list-level-style-number>
      <text:list-level-style-number text:level="9" text:style-name="RTF_5f_Num_20_6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text:start-value="5">
        <style:list-level-properties text:min-label-width="0.635cm"/>
      </text:list-level-style-number>
      <text:list-level-style-number text:level="2" text:style-name="RTF_5f_Num_20_7_20_2" style:num-suffix="." style:num-format="1" text:display-levels="2">
        <style:list-level-properties text:space-before="1.27cm" text:min-label-width="0.635cm"/>
      </text:list-level-style-number>
      <text:list-level-style-number text:level="3" text:style-name="RTF_5f_Num_20_7_20_3" style:num-suffix="." style:num-format="1" text:display-levels="3">
        <style:list-level-properties text:space-before="2.54cm" text:min-label-width="1.27cm"/>
      </text:list-level-style-number>
      <text:list-level-style-number text:level="4" text:style-name="RTF_5f_Num_20_7_20_4" style:num-suffix="." style:num-format="1" text:display-levels="4">
        <style:list-level-properties text:space-before="3.81cm" text:min-label-width="1.27cm"/>
      </text:list-level-style-number>
      <text:list-level-style-number text:level="5" text:style-name="RTF_5f_Num_20_7_20_5" style:num-suffix="." style:num-format="1" text:display-levels="5">
        <style:list-level-properties text:space-before="5.08cm" text:min-label-width="1.905cm"/>
      </text:list-level-style-number>
      <text:list-level-style-number text:level="6" text:style-name="RTF_5f_Num_20_7_20_6" style:num-suffix="." style:num-format="1" text:display-levels="6">
        <style:list-level-properties text:space-before="6.35cm" text:min-label-width="1.905cm"/>
      </text:list-level-style-number>
      <text:list-level-style-number text:level="7" text:style-name="RTF_5f_Num_20_7_20_7" style:num-suffix="." style:num-format="1" text:display-levels="7">
        <style:list-level-properties text:space-before="7.62cm" text:min-label-width="2.54cm"/>
      </text:list-level-style-number>
      <text:list-level-style-number text:level="8" text:style-name="RTF_5f_Num_20_7_20_8" style:num-suffix="." style:num-format="1" text:display-levels="8">
        <style:list-level-properties text:space-before="8.89cm" text:min-label-width="2.54cm"/>
      </text:list-level-style-number>
      <text:list-level-style-number text:level="9" text:style-name="RTF_5f_Num_20_7_20_9" style:num-suffix="."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1.1." style:num-format="1">
        <style:list-level-properties text:space-before="1.27cm" text:min-label-width="0.635cm"/>
      </text:list-level-style-number>
      <text:list-level-style-bullet text:level="2" text:style-name="RTF_5f_Num_20_8_20_2" style:num-suffix="." text:bullet-char="o">
        <style:list-level-properties text:space-before="2.54cm" text:min-label-width="0.635cm"/>
        <style:text-properties style:font-name="Courier New"/>
      </text:list-level-style-bullet>
      <text:list-level-style-bullet text:level="3" text:style-name="RTF_5f_Num_20_8_20_3" style:num-suffix="." text:bullet-char="">
        <style:list-level-properties text:space-before="3.81cm" text:min-label-width="0.635cm"/>
        <style:text-properties style:font-name="Wingdings"/>
      </text:list-level-style-bullet>
      <text:list-level-style-bullet text:level="4" text:style-name="RTF_5f_Num_20_8_20_4" style:num-suffix="." text:bullet-char="">
        <style:list-level-properties text:space-before="5.08cm" text:min-label-width="0.635cm"/>
        <style:text-properties style:font-name="Symbol"/>
      </text:list-level-style-bullet>
      <text:list-level-style-bullet text:level="5" text:style-name="RTF_5f_Num_20_8_20_5" style:num-suffix="." text:bullet-char="o">
        <style:list-level-properties text:space-before="6.35cm" text:min-label-width="0.635cm"/>
        <style:text-properties style:font-name="Courier New"/>
      </text:list-level-style-bullet>
      <text:list-level-style-bullet text:level="6" text:style-name="RTF_5f_Num_20_8_20_6" style:num-suffix="." text:bullet-char="">
        <style:list-level-properties text:space-before="7.62cm" text:min-label-width="0.635cm"/>
        <style:text-properties style:font-name="Wingdings"/>
      </text:list-level-style-bullet>
      <text:list-level-style-bullet text:level="7" text:style-name="RTF_5f_Num_20_8_20_7" style:num-suffix="." text:bullet-char="">
        <style:list-level-properties text:space-before="8.89cm" text:min-label-width="0.635cm"/>
        <style:text-properties style:font-name="Symbol"/>
      </text:list-level-style-bullet>
      <text:list-level-style-bullet text:level="8" text:style-name="RTF_5f_Num_20_8_20_8" style:num-suffix="." text:bullet-char="o">
        <style:list-level-properties text:space-before="10.16cm" text:min-label-width="0.635cm"/>
        <style:text-properties style:font-name="Courier New"/>
      </text:list-level-style-bullet>
      <text:list-level-style-bullet text:level="9" text:style-name="RTF_5f_Num_20_8_20_9"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min-label-width="0.635cm"/>
      </text:list-level-style-number>
      <text:list-level-style-number text:level="2" text:style-name="RTF_5f_Num_20_9_20_2" style:num-suffix="." style:num-format="1" text:display-levels="2">
        <style:list-level-properties text:space-before="2.752cm" text:min-label-width="0.762cm"/>
      </text:list-level-style-number>
      <text:list-level-style-number text:level="3" text:style-name="RTF_5f_Num_20_9_20_3" style:num-suffix="." style:num-format="1" text:display-levels="3">
        <style:list-level-properties text:space-before="10.253cm" text:min-label-width="0.889cm"/>
      </text:list-level-style-number>
      <text:list-level-style-number text:level="4" text:style-name="RTF_5f_Num_20_9_20_4" style:num-suffix="." style:num-format="1" text:display-levels="4">
        <style:list-level-properties text:space-before="1.905cm" text:min-label-width="1.143cm"/>
      </text:list-level-style-number>
      <text:list-level-style-number text:level="5" text:style-name="RTF_5f_Num_20_9_20_5" style:num-suffix="." style:num-format="1" text:display-levels="5">
        <style:list-level-properties text:space-before="2.54cm" text:min-label-width="1.397cm"/>
      </text:list-level-style-number>
      <text:list-level-style-number text:level="6" text:style-name="RTF_5f_Num_20_9_20_6" style:num-suffix="." style:num-format="1" text:display-levels="6">
        <style:list-level-properties text:space-before="3.175cm" text:min-label-width="1.651cm"/>
      </text:list-level-style-number>
      <text:list-level-style-number text:level="7" text:style-name="RTF_5f_Num_20_9_20_7" style:num-suffix="." style:num-format="1" text:display-levels="7">
        <style:list-level-properties text:space-before="3.81cm" text:min-label-width="1.905cm"/>
      </text:list-level-style-number>
      <text:list-level-style-number text:level="8" text:style-name="RTF_5f_Num_20_9_20_8" style:num-suffix="." style:num-format="1" text:display-levels="8">
        <style:list-level-properties text:space-before="4.445cm" text:min-label-width="2.159cm"/>
      </text:list-level-style-number>
      <text:list-level-style-number text:level="9" text:style-name="RTF_5f_Num_20_9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1." style:num-format="1">
        <style:list-level-properties text:space-before="0.635cm" text:min-label-width="0.635cm"/>
      </text:list-level-style-number>
      <text:list-level-style-number text:level="2" text:style-name="RTF_5f_Num_20_10_20_2" style:num-suffix="." style:num-format="a" style:num-letter-sync="true">
        <style:list-level-properties text:space-before="1.905cm" text:min-label-width="0.635cm"/>
      </text:list-level-style-number>
      <text:list-level-style-number text:level="3" text:style-name="RTF_5f_Num_20_10_20_3" style:num-suffix="." style:num-format="i">
        <style:list-level-properties text:space-before="3.492cm" text:min-label-width="0.318cm" fo:text-align="end"/>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a" style:num-letter-sync="true">
        <style:list-level-properties text:space-before="5.715cm" text:min-label-width="0.635cm"/>
      </text:list-level-style-number>
      <text:list-level-style-number text:level="6" text:style-name="RTF_5f_Num_20_10_20_6" style:num-suffix="." style:num-format="i">
        <style:list-level-properties text:space-before="7.302cm" text:min-label-width="0.318cm" fo:text-align="end"/>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a" style:num-letter-sync="true">
        <style:list-level-properties text:space-before="9.525cm" text:min-label-width="0.635cm"/>
      </text:list-level-style-number>
      <text:list-level-style-number text:level="9" text:style-name="RTF_5f_Num_20_1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a" style:num-letter-sync="true">
        <style:list-level-properties text:space-before="1.905cm" text:min-label-width="0.635cm"/>
      </text:list-level-style-number>
      <text:list-level-style-number text:level="3" text:style-name="RTF_5f_Num_20_11_20_3" style:num-suffix="." style:num-format="i">
        <style:list-level-properties text:space-before="3.492cm" text:min-label-width="0.318cm" fo:text-align="end"/>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a" style:num-letter-sync="true">
        <style:list-level-properties text:space-before="5.715cm" text:min-label-width="0.635cm"/>
      </text:list-level-style-number>
      <text:list-level-style-number text:level="6" text:style-name="RTF_5f_Num_20_11_20_6" style:num-suffix="." style:num-format="i">
        <style:list-level-properties text:space-before="7.302cm" text:min-label-width="0.318cm" fo:text-align="end"/>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a" style:num-letter-sync="true">
        <style:list-level-properties text:space-before="9.525cm" text:min-label-width="0.635cm"/>
      </text:list-level-style-number>
      <text:list-level-style-number text:level="9" text:style-name="RTF_5f_Num_20_11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min-label-width="0.635cm"/>
      </text:list-level-style-number>
      <text:list-level-style-number text:level="2" text:style-name="RTF_5f_Num_20_12_20_2" style:num-suffix="." style:num-format="1" text:display-levels="2">
        <style:list-level-properties text:space-before="2.752cm" text:min-label-width="0.762cm"/>
      </text:list-level-style-number>
      <text:list-level-style-number text:level="3" text:style-name="RTF_5f_Num_20_12_20_3" style:num-suffix="." style:num-format="1" text:display-levels="3">
        <style:list-level-properties text:space-before="10.253cm" text:min-label-width="0.889cm"/>
      </text:list-level-style-number>
      <text:list-level-style-number text:level="4" text:style-name="RTF_5f_Num_20_12_20_4" style:num-suffix="." style:num-format="1" text:display-levels="4">
        <style:list-level-properties text:space-before="1.905cm" text:min-label-width="1.143cm"/>
      </text:list-level-style-number>
      <text:list-level-style-number text:level="5" text:style-name="RTF_5f_Num_20_12_20_5" style:num-suffix="." style:num-format="1" text:display-levels="5">
        <style:list-level-properties text:space-before="2.54cm" text:min-label-width="1.397cm"/>
      </text:list-level-style-number>
      <text:list-level-style-number text:level="6" text:style-name="RTF_5f_Num_20_12_20_6" style:num-suffix="." style:num-format="1" text:display-levels="6">
        <style:list-level-properties text:space-before="3.175cm" text:min-label-width="1.651cm"/>
      </text:list-level-style-number>
      <text:list-level-style-number text:level="7" text:style-name="RTF_5f_Num_20_12_20_7" style:num-suffix="." style:num-format="1" text:display-levels="7">
        <style:list-level-properties text:space-before="3.81cm" text:min-label-width="1.905cm"/>
      </text:list-level-style-number>
      <text:list-level-style-number text:level="8" text:style-name="RTF_5f_Num_20_12_20_8" style:num-suffix="." style:num-format="1" text:display-levels="8">
        <style:list-level-properties text:space-before="4.445cm" text:min-label-width="2.159cm"/>
      </text:list-level-style-number>
      <text:list-level-style-number text:level="9" text:style-name="RTF_5f_Num_20_12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min-label-width="0.635cm"/>
      </text:list-level-style-number>
      <text:list-level-style-number text:level="2" text:style-name="RTF_5f_Num_20_13_20_2" style:num-suffix="." style:num-format="1" text:display-levels="2">
        <style:list-level-properties text:space-before="2.752cm" text:min-label-width="0.762cm"/>
      </text:list-level-style-number>
      <text:list-level-style-number text:level="3" text:style-name="RTF_5f_Num_20_13_20_3" style:num-suffix="." style:num-format="1" text:display-levels="3">
        <style:list-level-properties text:space-before="10.253cm" text:min-label-width="0.889cm"/>
      </text:list-level-style-number>
      <text:list-level-style-number text:level="4" text:style-name="RTF_5f_Num_20_13_20_4" style:num-suffix="." style:num-format="1" text:display-levels="4">
        <style:list-level-properties text:space-before="1.905cm" text:min-label-width="1.143cm"/>
      </text:list-level-style-number>
      <text:list-level-style-number text:level="5" text:style-name="RTF_5f_Num_20_13_20_5" style:num-suffix="." style:num-format="1" text:display-levels="5">
        <style:list-level-properties text:space-before="2.54cm" text:min-label-width="1.397cm"/>
      </text:list-level-style-number>
      <text:list-level-style-number text:level="6" text:style-name="RTF_5f_Num_20_13_20_6" style:num-suffix="." style:num-format="1" text:display-levels="6">
        <style:list-level-properties text:space-before="3.175cm" text:min-label-width="1.651cm"/>
      </text:list-level-style-number>
      <text:list-level-style-number text:level="7" text:style-name="RTF_5f_Num_20_13_20_7" style:num-suffix="." style:num-format="1" text:display-levels="7">
        <style:list-level-properties text:space-before="3.81cm" text:min-label-width="1.905cm"/>
      </text:list-level-style-number>
      <text:list-level-style-number text:level="8" text:style-name="RTF_5f_Num_20_13_20_8" style:num-suffix="." style:num-format="1" text:display-levels="8">
        <style:list-level-properties text:space-before="4.445cm" text:min-label-width="2.159cm"/>
      </text:list-level-style-number>
      <text:list-level-style-number text:level="9" text:style-name="RTF_5f_Num_20_13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number text:level="2" text:style-name="RTF_5f_Num_20_14_20_2" style:num-suffix="." style:num-format="1" text:display-levels="2">
        <style:list-level-properties text:space-before="2.752cm" text:min-label-width="0.762cm"/>
      </text:list-level-style-number>
      <text:list-level-style-number text:level="3" text:style-name="RTF_5f_Num_20_14_20_3" style:num-suffix="." style:num-format="1" text:display-levels="3">
        <style:list-level-properties text:space-before="10.253cm" text:min-label-width="0.889cm"/>
      </text:list-level-style-number>
      <text:list-level-style-number text:level="4" text:style-name="RTF_5f_Num_20_14_20_4" style:num-suffix="." style:num-format="1" text:display-levels="4">
        <style:list-level-properties text:space-before="1.905cm" text:min-label-width="1.143cm"/>
      </text:list-level-style-number>
      <text:list-level-style-number text:level="5" text:style-name="RTF_5f_Num_20_14_20_5" style:num-suffix="." style:num-format="1" text:display-levels="5">
        <style:list-level-properties text:space-before="2.54cm" text:min-label-width="1.397cm"/>
      </text:list-level-style-number>
      <text:list-level-style-number text:level="6" text:style-name="RTF_5f_Num_20_14_20_6" style:num-suffix="." style:num-format="1" text:display-levels="6">
        <style:list-level-properties text:space-before="3.175cm" text:min-label-width="1.651cm"/>
      </text:list-level-style-number>
      <text:list-level-style-number text:level="7" text:style-name="RTF_5f_Num_20_14_20_7" style:num-suffix="." style:num-format="1" text:display-levels="7">
        <style:list-level-properties text:space-before="3.81cm" text:min-label-width="1.905cm"/>
      </text:list-level-style-number>
      <text:list-level-style-number text:level="8" text:style-name="RTF_5f_Num_20_14_20_8" style:num-suffix="." style:num-format="1" text:display-levels="8">
        <style:list-level-properties text:space-before="4.445cm" text:min-label-width="2.159cm"/>
      </text:list-level-style-number>
      <text:list-level-style-number text:level="9" text:style-name="RTF_5f_Num_20_14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min-label-width="0.635cm"/>
      </text:list-level-style-number>
      <text:list-level-style-number text:level="2" text:style-name="RTF_5f_Num_20_15_20_2" style:num-suffix="." style:num-format="1" text:display-levels="2">
        <style:list-level-properties text:space-before="2.54cm" text:min-label-width="0.635cm"/>
      </text:list-level-style-number>
      <text:list-level-style-number text:level="3" text:style-name="RTF_5f_Num_20_15_20_3" style:num-suffix="." style:num-format="1" text:display-levels="3">
        <style:list-level-properties text:space-before="5.08cm" text:min-label-width="1.27cm"/>
      </text:list-level-style-number>
      <text:list-level-style-number text:level="4" text:style-name="RTF_5f_Num_20_15_20_4" style:num-suffix="." style:num-format="1" text:display-levels="4">
        <style:list-level-properties text:space-before="7.62cm" text:min-label-width="1.27cm"/>
      </text:list-level-style-number>
      <text:list-level-style-number text:level="5" text:style-name="RTF_5f_Num_20_15_20_5" style:num-suffix="." style:num-format="1" text:display-levels="5">
        <style:list-level-properties text:space-before="10.16cm" text:min-label-width="1.905cm"/>
      </text:list-level-style-number>
      <text:list-level-style-number text:level="6" text:style-name="RTF_5f_Num_20_15_20_6" style:num-suffix="." style:num-format="1" text:display-levels="6">
        <style:list-level-properties text:space-before="12.7cm" text:min-label-width="1.905cm"/>
      </text:list-level-style-number>
      <text:list-level-style-number text:level="7" text:style-name="RTF_5f_Num_20_15_20_7" style:num-suffix="." style:num-format="1" text:display-levels="7">
        <style:list-level-properties text:space-before="15.24cm" text:min-label-width="2.54cm"/>
      </text:list-level-style-number>
      <text:list-level-style-number text:level="8" text:style-name="RTF_5f_Num_20_15_20_8" style:num-suffix="." style:num-format="1" text:display-levels="8">
        <style:list-level-properties text:space-before="17.78cm" text:min-label-width="2.54cm"/>
      </text:list-level-style-number>
      <text:list-level-style-number text:level="9" text:style-name="RTF_5f_Num_20_15_20_9" style:num-suffix="." style:num-format="1" text:display-levels="9">
        <style:list-level-properties text:space-before="20.32cm" text:min-label-width="3.17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min-label-width="0.635cm"/>
      </text:list-level-style-number>
      <text:list-level-style-number text:level="2" text:style-name="RTF_5f_Num_20_16_20_2" style:num-suffix="." style:num-format="1" text:display-levels="2">
        <style:list-level-properties text:space-before="2.752cm" text:min-label-width="0.762cm"/>
      </text:list-level-style-number>
      <text:list-level-style-number text:level="3" text:style-name="RTF_5f_Num_20_16_20_3" style:num-suffix="." style:num-format="1" text:display-levels="3">
        <style:list-level-properties text:space-before="10.253cm" text:min-label-width="0.889cm"/>
      </text:list-level-style-number>
      <text:list-level-style-number text:level="4" text:style-name="RTF_5f_Num_20_16_20_4" style:num-suffix="." style:num-format="1" text:display-levels="4">
        <style:list-level-properties text:space-before="1.905cm" text:min-label-width="1.143cm"/>
      </text:list-level-style-number>
      <text:list-level-style-number text:level="5" text:style-name="RTF_5f_Num_20_16_20_5" style:num-suffix="." style:num-format="1" text:display-levels="5">
        <style:list-level-properties text:space-before="2.54cm" text:min-label-width="1.397cm"/>
      </text:list-level-style-number>
      <text:list-level-style-number text:level="6" text:style-name="RTF_5f_Num_20_16_20_6" style:num-suffix="." style:num-format="1" text:display-levels="6">
        <style:list-level-properties text:space-before="3.175cm" text:min-label-width="1.651cm"/>
      </text:list-level-style-number>
      <text:list-level-style-number text:level="7" text:style-name="RTF_5f_Num_20_16_20_7" style:num-suffix="." style:num-format="1" text:display-levels="7">
        <style:list-level-properties text:space-before="3.81cm" text:min-label-width="1.905cm"/>
      </text:list-level-style-number>
      <text:list-level-style-number text:level="8" text:style-name="RTF_5f_Num_20_16_20_8" style:num-suffix="." style:num-format="1" text:display-levels="8">
        <style:list-level-properties text:space-before="4.445cm" text:min-label-width="2.159cm"/>
      </text:list-level-style-number>
      <text:list-level-style-number text:level="9" text:style-name="RTF_5f_Num_20_16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number text:level="2" text:style-name="RTF_5f_Num_20_17_20_2" style:num-suffix="." style:num-format="1" text:display-levels="2">
        <style:list-level-properties text:space-before="0.751cm" text:min-label-width="0.762cm"/>
      </text:list-level-style-number>
      <text:list-level-style-number text:level="3" text:style-name="RTF_5f_Num_20_17_20_3" style:num-suffix="." style:num-format="1" text:display-levels="3">
        <style:list-level-properties text:space-before="10.253cm" text:min-label-width="0.889cm"/>
      </text:list-level-style-number>
      <text:list-level-style-number text:level="4" text:style-name="RTF_5f_Num_20_17_20_4" style:num-suffix="." style:num-format="1" text:display-levels="4">
        <style:list-level-properties text:space-before="1.905cm" text:min-label-width="1.143cm"/>
      </text:list-level-style-number>
      <text:list-level-style-number text:level="5" text:style-name="RTF_5f_Num_20_17_20_5" style:num-suffix="." style:num-format="1" text:display-levels="5">
        <style:list-level-properties text:space-before="2.54cm" text:min-label-width="1.397cm"/>
      </text:list-level-style-number>
      <text:list-level-style-number text:level="6" text:style-name="RTF_5f_Num_20_17_20_6" style:num-suffix="." style:num-format="1" text:display-levels="6">
        <style:list-level-properties text:space-before="3.175cm" text:min-label-width="1.651cm"/>
      </text:list-level-style-number>
      <text:list-level-style-number text:level="7" text:style-name="RTF_5f_Num_20_17_20_7" style:num-suffix="." style:num-format="1" text:display-levels="7">
        <style:list-level-properties text:space-before="3.81cm" text:min-label-width="1.905cm"/>
      </text:list-level-style-number>
      <text:list-level-style-number text:level="8" text:style-name="RTF_5f_Num_20_17_20_8" style:num-suffix="." style:num-format="1" text:display-levels="8">
        <style:list-level-properties text:space-before="4.445cm" text:min-label-width="2.159cm"/>
      </text:list-level-style-number>
      <text:list-level-style-number text:level="9" text:style-name="RTF_5f_Num_20_17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style:num-suffix="." style:num-format="1">
        <style:list-level-properties text:min-label-width="0.635cm"/>
      </text:list-level-style-number>
      <text:list-level-style-number text:level="2" text:style-name="RTF_5f_Num_20_18_20_2" style:num-suffix="." style:num-format="1" text:display-levels="2">
        <style:list-level-properties text:space-before="2.752cm" text:min-label-width="0.762cm"/>
      </text:list-level-style-number>
      <text:list-level-style-number text:level="3" text:style-name="RTF_5f_Num_20_18_20_3" style:num-suffix="." style:num-format="1" text:display-levels="3">
        <style:list-level-properties text:space-before="10.253cm" text:min-label-width="0.889cm"/>
      </text:list-level-style-number>
      <text:list-level-style-number text:level="4" text:style-name="RTF_5f_Num_20_18_20_4" style:num-suffix="." style:num-format="1" text:display-levels="4">
        <style:list-level-properties text:space-before="1.905cm" text:min-label-width="1.143cm"/>
      </text:list-level-style-number>
      <text:list-level-style-number text:level="5" text:style-name="RTF_5f_Num_20_18_20_5" style:num-suffix="." style:num-format="1" text:display-levels="5">
        <style:list-level-properties text:space-before="2.54cm" text:min-label-width="1.397cm"/>
      </text:list-level-style-number>
      <text:list-level-style-number text:level="6" text:style-name="RTF_5f_Num_20_18_20_6" style:num-suffix="." style:num-format="1" text:display-levels="6">
        <style:list-level-properties text:space-before="3.175cm" text:min-label-width="1.651cm"/>
      </text:list-level-style-number>
      <text:list-level-style-number text:level="7" text:style-name="RTF_5f_Num_20_18_20_7" style:num-suffix="." style:num-format="1" text:display-levels="7">
        <style:list-level-properties text:space-before="3.81cm" text:min-label-width="1.905cm"/>
      </text:list-level-style-number>
      <text:list-level-style-number text:level="8" text:style-name="RTF_5f_Num_20_18_20_8" style:num-suffix="." style:num-format="1" text:display-levels="8">
        <style:list-level-properties text:space-before="4.445cm" text:min-label-width="2.159cm"/>
      </text:list-level-style-number>
      <text:list-level-style-number text:level="9" text:style-name="RTF_5f_Num_20_18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min-label-width="0.635cm"/>
      </text:list-level-style-number>
      <text:list-level-style-number text:level="2" text:style-name="RTF_5f_Num_20_19_20_2" style:num-suffix="." style:num-format="1" text:display-levels="2">
        <style:list-level-properties text:space-before="2.752cm" text:min-label-width="0.762cm"/>
      </text:list-level-style-number>
      <text:list-level-style-number text:level="3" text:style-name="RTF_5f_Num_20_19_20_3" style:num-suffix="." style:num-format="1" text:display-levels="3">
        <style:list-level-properties text:space-before="10.253cm" text:min-label-width="0.889cm"/>
      </text:list-level-style-number>
      <text:list-level-style-number text:level="4" text:style-name="RTF_5f_Num_20_19_20_4" style:num-suffix="." style:num-format="1" text:display-levels="4">
        <style:list-level-properties text:space-before="1.905cm" text:min-label-width="1.143cm"/>
      </text:list-level-style-number>
      <text:list-level-style-number text:level="5" text:style-name="RTF_5f_Num_20_19_20_5" style:num-suffix="." style:num-format="1" text:display-levels="5">
        <style:list-level-properties text:space-before="2.54cm" text:min-label-width="1.397cm"/>
      </text:list-level-style-number>
      <text:list-level-style-number text:level="6" text:style-name="RTF_5f_Num_20_19_20_6" style:num-suffix="." style:num-format="1" text:display-levels="6">
        <style:list-level-properties text:space-before="3.175cm" text:min-label-width="1.651cm"/>
      </text:list-level-style-number>
      <text:list-level-style-number text:level="7" text:style-name="RTF_5f_Num_20_19_20_7" style:num-suffix="." style:num-format="1" text:display-levels="7">
        <style:list-level-properties text:space-before="3.81cm" text:min-label-width="1.905cm"/>
      </text:list-level-style-number>
      <text:list-level-style-number text:level="8" text:style-name="RTF_5f_Num_20_19_20_8" style:num-suffix="." style:num-format="1" text:display-levels="8">
        <style:list-level-properties text:space-before="4.445cm" text:min-label-width="2.159cm"/>
      </text:list-level-style-number>
      <text:list-level-style-number text:level="9" text:style-name="RTF_5f_Num_20_19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1.1.1." style:num-format="1">
        <style:list-level-properties text:space-before="1.905cm" text:min-label-width="0.635cm"/>
      </text:list-level-style-number>
      <text:list-level-style-number text:level="2" text:style-name="RTF_5f_Num_20_20_20_2" style:num-suffix="." style:num-format="a" style:num-letter-sync="true">
        <style:list-level-properties text:space-before="3.175cm" text:min-label-width="0.635cm"/>
      </text:list-level-style-number>
      <text:list-level-style-number text:level="3" text:style-name="RTF_5f_Num_20_20_20_3" style:num-suffix="." style:num-format="i">
        <style:list-level-properties text:space-before="4.762cm" text:min-label-width="0.318cm" fo:text-align="end"/>
      </text:list-level-style-number>
      <text:list-level-style-number text:level="4" text:style-name="RTF_5f_Num_20_20_20_4" style:num-suffix="." style:num-format="1">
        <style:list-level-properties text:space-before="5.715cm" text:min-label-width="0.635cm"/>
      </text:list-level-style-number>
      <text:list-level-style-number text:level="5" text:style-name="RTF_5f_Num_20_20_20_5" style:num-suffix="." style:num-format="a" style:num-letter-sync="true">
        <style:list-level-properties text:space-before="6.985cm" text:min-label-width="0.635cm"/>
      </text:list-level-style-number>
      <text:list-level-style-number text:level="6" text:style-name="RTF_5f_Num_20_20_20_6" style:num-suffix="." style:num-format="i">
        <style:list-level-properties text:space-before="8.572cm" text:min-label-width="0.318cm" fo:text-align="end"/>
      </text:list-level-style-number>
      <text:list-level-style-number text:level="7" text:style-name="RTF_5f_Num_20_20_20_7" style:num-suffix="." style:num-format="1">
        <style:list-level-properties text:space-before="9.525cm" text:min-label-width="0.635cm"/>
      </text:list-level-style-number>
      <text:list-level-style-number text:level="8" text:style-name="RTF_5f_Num_20_20_20_8" style:num-suffix="." style:num-format="a" style:num-letter-sync="true">
        <style:list-level-properties text:space-before="10.795cm" text:min-label-width="0.635cm"/>
      </text:list-level-style-number>
      <text:list-level-style-number text:level="9" text:style-name="RTF_5f_Num_20_20_20_9" style:num-suffix="." style:num-format="i">
        <style:list-level-properties text:space-before="12.38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suffix="." style:num-format="1" text:start-value="11">
        <style:list-level-properties text:min-label-width="0.847cm"/>
      </text:list-level-style-number>
      <text:list-level-style-number text:level="2" text:style-name="RTF_5f_Num_20_21_20_2" style:num-suffix="." style:num-format="1" text:display-levels="2">
        <style:list-level-properties text:space-before="1.27cm" text:min-label-width="0.847cm"/>
      </text:list-level-style-number>
      <text:list-level-style-number text:level="3" text:style-name="RTF_5f_Num_20_21_20_3" style:num-suffix="." style:num-format="1" text:display-levels="3">
        <style:list-level-properties text:space-before="2.54cm" text:min-label-width="1.27cm"/>
      </text:list-level-style-number>
      <text:list-level-style-number text:level="4" text:style-name="RTF_5f_Num_20_21_20_4" style:num-suffix="." style:num-format="1" text:display-levels="4">
        <style:list-level-properties text:space-before="3.81cm" text:min-label-width="1.27cm"/>
      </text:list-level-style-number>
      <text:list-level-style-number text:level="5" text:style-name="RTF_5f_Num_20_21_20_5" style:num-suffix="." style:num-format="1" text:display-levels="5">
        <style:list-level-properties text:space-before="5.08cm" text:min-label-width="1.905cm"/>
      </text:list-level-style-number>
      <text:list-level-style-number text:level="6" text:style-name="RTF_5f_Num_20_21_20_6" style:num-suffix="." style:num-format="1" text:display-levels="6">
        <style:list-level-properties text:space-before="6.35cm" text:min-label-width="1.905cm"/>
      </text:list-level-style-number>
      <text:list-level-style-number text:level="7" text:style-name="RTF_5f_Num_20_21_20_7" style:num-suffix="." style:num-format="1" text:display-levels="7">
        <style:list-level-properties text:space-before="7.62cm" text:min-label-width="2.54cm"/>
      </text:list-level-style-number>
      <text:list-level-style-number text:level="8" text:style-name="RTF_5f_Num_20_21_20_8" style:num-suffix="." style:num-format="1" text:display-levels="8">
        <style:list-level-properties text:space-before="8.89cm" text:min-label-width="2.54cm"/>
      </text:list-level-style-number>
      <text:list-level-style-number text:level="9" text:style-name="RTF_5f_Num_20_21_20_9" style:num-suffix="."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min-label-width="0.635cm"/>
      </text:list-level-style-number>
      <text:list-level-style-number text:level="2" text:style-name="RTF_5f_Num_20_22_20_2" style:num-suffix="." style:num-format="1" text:display-levels="2">
        <style:list-level-properties text:space-before="0.751cm" text:min-label-width="0.762cm"/>
      </text:list-level-style-number>
      <text:list-level-style-number text:level="3" text:style-name="RTF_5f_Num_20_22_20_3" style:num-suffix="." style:num-format="1" text:display-levels="3">
        <style:list-level-properties text:space-before="10.253cm" text:min-label-width="0.889cm"/>
      </text:list-level-style-number>
      <text:list-level-style-number text:level="4" text:style-name="RTF_5f_Num_20_22_20_4" style:num-suffix="." style:num-format="1" text:display-levels="4">
        <style:list-level-properties text:space-before="1.905cm" text:min-label-width="1.143cm"/>
      </text:list-level-style-number>
      <text:list-level-style-number text:level="5" text:style-name="RTF_5f_Num_20_22_20_5" style:num-suffix="." style:num-format="1" text:display-levels="5">
        <style:list-level-properties text:space-before="2.54cm" text:min-label-width="1.397cm"/>
      </text:list-level-style-number>
      <text:list-level-style-number text:level="6" text:style-name="RTF_5f_Num_20_22_20_6" style:num-suffix="." style:num-format="1" text:display-levels="6">
        <style:list-level-properties text:space-before="3.175cm" text:min-label-width="1.651cm"/>
      </text:list-level-style-number>
      <text:list-level-style-number text:level="7" text:style-name="RTF_5f_Num_20_22_20_7" style:num-suffix="." style:num-format="1" text:display-levels="7">
        <style:list-level-properties text:space-before="3.81cm" text:min-label-width="1.905cm"/>
      </text:list-level-style-number>
      <text:list-level-style-number text:level="8" text:style-name="RTF_5f_Num_20_22_20_8" style:num-suffix="." style:num-format="1" text:display-levels="8">
        <style:list-level-properties text:space-before="4.445cm" text:min-label-width="2.159cm"/>
      </text:list-level-style-number>
      <text:list-level-style-number text:level="9" text:style-name="RTF_5f_Num_20_22_20_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text:style-name="RTF_5f_Num_20_23_20_1" style:num-format="1">
        <style:list-level-properties/>
      </text:list-level-style-number>
      <text:list-level-style-number text:level="2" text:style-name="RTF_5f_Num_20_23_20_2" style:num-format="1" text:display-levels="2">
        <style:list-level-properties text:space-before="0.63cm" text:min-label-width="0.64cm"/>
      </text:list-level-style-number>
      <text:list-level-style-number text:level="3" text:style-name="RTF_5f_Num_20_23_20_3" style:num-suffix=".1" style:num-format="1" text:display-levels="2">
        <style:list-level-properties text:space-before="1.27cm" text:min-label-width="0.635cm"/>
      </text:list-level-style-number>
      <text:list-level-style-number text:level="4" text:style-name="RTF_5f_Num_20_23_20_4" style:num-suffix=".1.1.1" style:num-format="1">
        <style:list-level-properties text:space-before="1.905cm" text:min-label-width="0.635cm"/>
      </text:list-level-style-number>
      <text:list-level-style-number text:level="5" text:style-name="RTF_5f_Num_20_23_20_5" style:num-prefix="(" style:num-suffix=")" style:num-format="a" style:num-letter-sync="true">
        <style:list-level-properties text:space-before="2.54cm" text:min-label-width="0.635cm"/>
      </text:list-level-style-number>
      <text:list-level-style-number text:level="6" text:style-name="RTF_5f_Num_20_23_20_6" style:num-prefix="(" style:num-suffix=")" style:num-format="i">
        <style:list-level-properties text:space-before="3.175cm" text:min-label-width="0.635cm"/>
      </text:list-level-style-number>
      <text:list-level-style-number text:level="7" text:style-name="RTF_5f_Num_20_23_20_7" style:num-suffix="." style:num-format="1">
        <style:list-level-properties text:space-before="3.81cm" text:min-label-width="0.635cm"/>
      </text:list-level-style-number>
      <text:list-level-style-number text:level="8" text:style-name="RTF_5f_Num_20_23_20_8" style:num-suffix="." style:num-format="a" style:num-letter-sync="true">
        <style:list-level-properties text:space-before="4.445cm" text:min-label-width="0.635cm"/>
      </text:list-level-style-number>
      <text:list-level-style-number text:level="9" text:style-name="RTF_5f_Num_20_23_20_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text-properties style:font-name="Arial"/>
    </style:style>
    <style:style style:name="MP2" style:family="paragraph" style:parent-style-name="footer">
      <style:paragraph-properties style:writing-mode="lr-tb"/>
      <style:text-properties style:font-name="Arial"/>
    </style:style>
    <style:page-layout style:name="Mpm1">
      <style:page-layout-properties fo:page-width="21.001cm" fo:page-height="29.7cm" style:num-format="1" style:print-orientation="portrait" fo:margin-top="2cm" fo:margin-bottom="1.251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MP1"><text:page-number style:num-format="1" text:select-page="current">3</text:page-number></text:p>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adkikh_D</meta:initial-creator>
    <dc:creator>Алексей Казаков</dc:creator>
    <meta:creation-date>2014-07-19T18:40:00</meta:creation-date>
    <dc:date>2015-03-31T15:00:51</dc:date>
    <meta:print-date>2014-09-14T19:57:00</meta:print-date>
    <meta:generator>OpenOffice/4.0.1$Unix OpenOffice.org_project/401m5$Build-9714</meta:generator>
    <meta:editing-duration>PT4H9M23S</meta:editing-duration>
    <meta:editing-cycles>9</meta:editing-cycles>
    <meta:document-statistic meta:table-count="0" meta:image-count="0" meta:object-count="0" meta:page-count="20" meta:paragraph-count="217" meta:word-count="7377" meta:character-count="59446"/>
  </office:meta>
</office:document-meta>
</file>